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20000007CA7E6BD717A66D321.png" manifest:media-type="image/png"/>
  <manifest:file-entry manifest:full-path="Pictures/10000000000003AA000000717A3007F75BD2EB51.png" manifest:media-type="image/png"/>
  <manifest:file-entry manifest:full-path="Pictures/1000000000000396000001ED11F2CA41B9A68A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14"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15"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16"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17" style:family="paragraph" style:parent-style-name="Preformatted_20_Text">
      <style:text-properties fo:color="#0000cc" fo:font-size="14pt" officeooo:rsid="00378d8f" officeooo:paragraph-rsid="00378d8f" style:font-size-asian="12.25pt" style:font-size-complex="14pt"/>
    </style:style>
    <style:style style:name="P18"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19"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0"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1"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22"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23"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24"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25"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26"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27"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8"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9"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30"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31"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32"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33"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34"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35"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36"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37"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38"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39"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40"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41"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42"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43"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44"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45"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46"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47"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48"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49"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50"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51"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52"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53"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54"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55"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56"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57"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58"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59"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60"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61"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62"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63"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64"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65"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66"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67"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68"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69"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70"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71"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72"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73"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74"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75"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76"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77"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78"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79"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80"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81"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82" style:family="paragraph" style:parent-style-name="Preformatted_20_Text">
      <style:text-properties fo:color="#000000" fo:font-size="11pt" officeooo:rsid="00378d8f" officeooo:paragraph-rsid="00378d8f" style:font-size-asian="9.60000038146973pt" style:font-size-complex="11pt"/>
    </style:style>
    <style:style style:name="P83" style:family="paragraph" style:parent-style-name="Preformatted_20_Text">
      <style:text-properties fo:color="#000000" fo:font-size="11pt" officeooo:rsid="00395022" officeooo:paragraph-rsid="00395022" style:font-size-asian="9.60000038146973pt" style:font-size-complex="11pt"/>
    </style:style>
    <style:style style:name="P84"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85"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86"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87"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88"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89"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90"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91"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92" style:family="paragraph" style:parent-style-name="Preformatted_20_Text">
      <style:text-properties fo:font-size="11pt" style:font-size-asian="9.60000038146973pt" style:font-size-complex="11pt"/>
    </style:style>
    <style:style style:name="P93" style:family="paragraph" style:parent-style-name="Preformatted_20_Text">
      <style:text-properties fo:font-size="11pt" officeooo:rsid="002f6d67" officeooo:paragraph-rsid="002f6d67" style:font-size-asian="9.60000038146973pt" style:font-size-complex="11pt"/>
    </style:style>
    <style:style style:name="P94" style:family="paragraph" style:parent-style-name="Preformatted_20_Text">
      <style:text-properties fo:font-size="11pt" officeooo:rsid="0035daf4" officeooo:paragraph-rsid="0035daf4" style:font-size-asian="9.60000038146973pt" style:font-size-complex="11pt"/>
    </style:style>
    <style:style style:name="P95" style:family="paragraph" style:parent-style-name="Preformatted_20_Text">
      <style:text-properties fo:font-size="11pt" officeooo:rsid="0052f4b4" officeooo:paragraph-rsid="0052f4b4" style:font-size-asian="9.60000038146973pt" style:font-size-complex="11pt"/>
    </style:style>
    <style:style style:name="P96" style:family="paragraph" style:parent-style-name="Preformatted_20_Text">
      <style:text-properties fo:font-size="11pt" officeooo:rsid="0054b820" officeooo:paragraph-rsid="0054b820" style:font-size-asian="9.60000038146973pt" style:font-size-complex="11pt"/>
    </style:style>
    <style:style style:name="P97" style:family="paragraph" style:parent-style-name="Preformatted_20_Text">
      <style:text-properties officeooo:rsid="002c2e52" officeooo:paragraph-rsid="002c2e52"/>
    </style:style>
    <style:style style:name="P98" style:family="paragraph" style:parent-style-name="Preformatted_20_Text">
      <style:text-properties fo:font-size="14pt" officeooo:rsid="0035daf4" officeooo:paragraph-rsid="0035daf4" style:font-size-asian="12.25pt" style:font-size-complex="14pt"/>
    </style:style>
    <style:style style:name="P99"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100"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101"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102" style:family="paragraph" style:parent-style-name="Standard">
      <style:paragraph-properties style:line-height-at-least="0.503cm"/>
      <style:text-properties fo:color="#d4d4d4" style:font-name="Droid Sans Mono" fo:font-size="10.5pt" fo:font-weight="normal" fo:background-color="#1e1e1e"/>
    </style:style>
    <style:style style:name="P103"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104"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105"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106"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107" style:family="paragraph" style:parent-style-name="Standard">
      <style:paragraph-properties style:line-height-at-least="0.503cm"/>
      <style:text-properties fo:color="#9cdcfe" style:font-name="Droid Sans Mono" fo:font-size="10.5pt" fo:font-weight="normal" fo:background-color="#1e1e1e"/>
    </style:style>
    <style:style style:name="P108" style:family="paragraph" style:parent-style-name="Standard">
      <style:paragraph-properties style:line-height-at-least="0.503cm"/>
    </style:style>
    <style:style style:name="P109" style:family="paragraph" style:parent-style-name="Standard">
      <style:paragraph-properties style:line-height-at-least="0.503cm"/>
      <style:text-properties fo:color="#f8f8f2" style:font-name="Fira Code" fo:font-size="10.5pt" fo:font-weight="normal" fo:background-color="#282a36"/>
    </style:style>
    <style:style style:name="P110"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111"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112"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113"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114"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115"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116"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117"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118" style:family="paragraph" style:parent-style-name="Standard">
      <style:paragraph-properties style:line-height-at-least="0.503cm"/>
      <style:text-properties fo:color="#6272a4" style:font-name="Fira Code" fo:font-size="10.5pt" fo:font-weight="normal" fo:background-color="#282a36"/>
    </style:style>
    <style:style style:name="P119"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120"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121"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122" style:family="paragraph" style:parent-style-name="Standard" style:list-style-name="L25">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123"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124"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125"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126"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127"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128"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129"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130"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131"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32"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33"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34"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35" style:family="paragraph" style:parent-style-name="Preformatted_20_Text" style:list-style-name="L28">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36"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137"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38"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39"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140"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141"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42"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43"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44"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145"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46"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47"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48"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49"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150"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51"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52"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153"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54"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55"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56"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57"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58"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59"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60"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61"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62"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63"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64"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65"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66"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67"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168"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169"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170"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171"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172"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173"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174"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175"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176"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177"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178"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179"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180"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181"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182"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183" style:family="paragraph" style:parent-style-name="Preformatted_20_Text">
      <style:paragraph-properties fo:text-align="justify" style:justify-single-word="false"/>
      <style:text-properties fo:color="#000000" fo:font-size="11pt" fo:font-weight="bold" officeooo:rsid="005554fa" officeooo:paragraph-rsid="005554fa" style:font-size-asian="9.60000038146973pt" style:font-weight-asian="bold" style:font-size-complex="11pt" style:font-weight-complex="bold"/>
    </style:style>
    <style:style style:name="P184" style:family="paragraph" style:parent-style-name="Preformatted_20_Text" style:list-style-name="L7">
      <style:text-properties fo:font-size="11pt" officeooo:rsid="002f6d67" officeooo:paragraph-rsid="002f6d67" style:font-size-asian="9.60000038146973pt" style:font-size-complex="11pt"/>
    </style:style>
    <style:style style:name="P185"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186"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187" style:family="paragraph" style:parent-style-name="Preformatted_20_Text" style:list-style-name="L25">
      <style:text-properties fo:font-size="11pt" fo:font-weight="normal" officeooo:rsid="002f6d67" officeooo:paragraph-rsid="002f6d67" style:font-size-asian="9.60000038146973pt" style:font-weight-asian="normal" style:font-size-complex="11pt" style:font-weight-complex="normal"/>
    </style:style>
    <style:style style:name="P188"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189"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190"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191" style:family="paragraph" style:parent-style-name="Preformatted_20_Text" style:list-style-name="L8"/>
    <style:style style:name="P192"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93"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94"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195" style:family="paragraph" style:parent-style-name="Preformatted_20_Text">
      <style:paragraph-properties fo:text-align="justify" style:justify-single-word="false"/>
      <style:text-properties fo:color="#0000cc" fo:font-size="14pt" fo:font-weight="normal" officeooo:rsid="005554fa" officeooo:paragraph-rsid="005554fa" style:font-size-asian="12.25pt" style:font-weight-asian="normal" style:font-size-complex="14pt" style:font-weight-complex="normal"/>
    </style:style>
    <style:style style:name="P196" style:family="paragraph" style:parent-style-name="Preformatted_20_Text" style:list-style-name="L21">
      <style:paragraph-properties fo:text-align="start" style:justify-single-word="false"/>
      <style:text-properties officeooo:paragraph-rsid="0049f4f2"/>
    </style:style>
    <style:style style:name="P197"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198"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199"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200"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af5a3"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9de2a" style:font-style-asian="normal" style:font-weight-asian="normal" style:font-style-complex="normal" style:font-weight-complex="normal"/>
    </style:style>
    <style:style style:name="T10" style:family="text">
      <style:text-properties fo:font-style="normal" fo:font-weight="normal" officeooo:rsid="001c7be6" style:font-style-asian="normal" style:font-weight-asian="normal" style:font-style-complex="normal" style:font-weight-complex="normal"/>
    </style:style>
    <style:style style:name="T11" style:family="text">
      <style:text-properties fo:font-style="normal" fo:font-weight="normal" officeooo:rsid="002af5a3" style:font-style-asian="normal" style:font-weight-asian="normal" style:font-style-complex="normal" style:font-weight-complex="normal"/>
    </style:style>
    <style:style style:name="T12" style:family="text">
      <style:text-properties fo:font-style="normal" fo:font-weight="normal" officeooo:rsid="002b7cc8" style:font-style-asian="normal" style:font-weight-asian="normal" style:font-style-complex="normal" style:font-weight-complex="normal"/>
    </style:style>
    <style:style style:name="T13" style:family="text">
      <style:text-properties fo:font-style="normal" fo:font-weight="normal" officeooo:rsid="0049f4f2"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af5a3" style:font-weight-asian="normal" style:font-weight-complex="normal"/>
    </style:style>
    <style:style style:name="T16"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17"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18"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19"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0" style:family="text">
      <style:text-properties fo:color="#000000" fo:font-size="11pt" fo:font-style="normal" style:font-size-asian="9.60000038146973pt" style:font-style-asian="normal" style:font-size-complex="11pt" style:font-style-complex="normal"/>
    </style:style>
    <style:style style:name="T21" style:family="text">
      <style:text-properties fo:color="#000000" fo:font-size="11pt" fo:font-style="normal" officeooo:rsid="004c75b3" style:font-size-asian="9.60000038146973pt" style:font-style-asian="normal" style:font-size-complex="11pt" style:font-style-complex="normal"/>
    </style:style>
    <style:style style:name="T22" style:family="text">
      <style:text-properties fo:color="#4ec9b0"/>
    </style:style>
    <style:style style:name="T23" style:family="text">
      <style:text-properties fo:color="#569cd6"/>
    </style:style>
    <style:style style:name="T24" style:family="text">
      <style:text-properties fo:color="#9cdcfe"/>
    </style:style>
    <style:style style:name="T25" style:family="text">
      <style:text-properties fo:color="#c586c0"/>
    </style:style>
    <style:style style:name="T26" style:family="text">
      <style:text-properties fo:font-size="11pt" fo:font-weight="normal" officeooo:rsid="0030954a" style:font-size-asian="9.60000038146973pt" style:font-weight-asian="normal" style:font-size-complex="11pt" style:font-weight-complex="normal"/>
    </style:style>
    <style:style style:name="T27" style:family="text">
      <style:text-properties fo:font-size="11pt" fo:font-weight="bold" officeooo:rsid="0030954a" style:font-size-asian="9.60000038146973pt" style:font-weight-asian="bold" style:font-size-complex="11pt" style:font-weight-complex="bold"/>
    </style:style>
    <style:style style:name="T28" style:family="text">
      <style:text-properties fo:font-size="11pt" officeooo:rsid="0030954a" style:font-size-asian="9.60000038146973pt" style:font-size-complex="11pt"/>
    </style:style>
    <style:style style:name="T29" style:family="text">
      <style:text-properties fo:font-size="11pt" fo:font-style="normal" style:font-size-asian="9.60000038146973pt" style:font-style-asian="normal" style:font-weight-asian="normal" style:font-size-complex="11pt" style:font-style-complex="normal" style:font-weight-complex="normal"/>
    </style:style>
    <style:style style:name="T30" style:family="text">
      <style:text-properties fo:font-size="11pt" fo:font-style="normal" officeooo:rsid="004c75b3" style:font-size-asian="9.60000038146973pt" style:font-style-asian="normal" style:font-size-complex="11pt" style:font-style-complex="normal"/>
    </style:style>
    <style:style style:name="T31" style:family="text">
      <style:text-properties fo:color="#dcdcaa"/>
    </style:style>
    <style:style style:name="T32" style:family="text">
      <style:text-properties fo:color="#ce9178"/>
    </style:style>
    <style:style style:name="T33" style:family="text">
      <style:text-properties officeooo:rsid="00378d8f"/>
    </style:style>
    <style:style style:name="T34" style:family="text">
      <style:text-properties fo:color="#50fa7b"/>
    </style:style>
    <style:style style:name="T35" style:family="text">
      <style:text-properties fo:color="#50fa7b" style:font-weight-asian="normal" style:font-weight-complex="normal"/>
    </style:style>
    <style:style style:name="T36" style:family="text">
      <style:text-properties fo:color="#50fa7b" fo:font-style="normal" style:font-style-asian="normal" style:font-style-complex="normal"/>
    </style:style>
    <style:style style:name="T37"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38" style:family="text">
      <style:text-properties fo:color="#50fa7b" fo:font-size="11pt" fo:font-style="normal" officeooo:rsid="004c75b3" style:font-size-asian="9.60000038146973pt" style:font-style-asian="normal" style:font-size-complex="11pt" style:font-style-complex="normal"/>
    </style:style>
    <style:style style:name="T39"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0" style:family="text">
      <style:text-properties fo:color="#ff79c6"/>
    </style:style>
    <style:style style:name="T41" style:family="text">
      <style:text-properties fo:color="#ff79c6" style:font-weight-asian="normal" style:font-weight-complex="normal"/>
    </style:style>
    <style:style style:name="T42" style:family="text">
      <style:text-properties fo:color="#ff79c6" fo:font-style="normal" style:font-style-asian="normal" style:font-weight-asian="normal" style:font-style-complex="normal" style:font-weight-complex="normal"/>
    </style:style>
    <style:style style:name="T43" style:family="text">
      <style:text-properties fo:color="#ff79c6" fo:font-style="normal" style:font-style-asian="normal" style:font-style-complex="normal"/>
    </style:style>
    <style:style style:name="T44"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45" style:family="text">
      <style:text-properties fo:color="#ff79c6" fo:font-size="11pt" fo:font-style="normal" officeooo:rsid="004c75b3" style:font-size-asian="9.60000038146973pt" style:font-style-asian="normal" style:font-size-complex="11pt" style:font-style-complex="normal"/>
    </style:style>
    <style:style style:name="T46"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7" style:family="text">
      <style:text-properties fo:color="#ff79c6" style:font-name="Fira Code" fo:font-size="10.5pt" fo:font-weight="normal" fo:background-color="#282a36" loext:char-shading-value="0"/>
    </style:style>
    <style:style style:name="T48" style:family="text">
      <style:text-properties style:font-weight-asian="normal" style:font-weight-complex="normal"/>
    </style:style>
    <style:style style:name="T49" style:family="text">
      <style:text-properties officeooo:rsid="003b696e"/>
    </style:style>
    <style:style style:name="T50" style:family="text">
      <style:text-properties fo:color="#f8f8f2" style:font-name="Fira Code" fo:font-size="10.5pt" fo:font-weight="normal" fo:background-color="#282a36" loext:char-shading-value="0"/>
    </style:style>
    <style:style style:name="T51"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2" style:family="text">
      <style:text-properties fo:color="#bd93f9"/>
    </style:style>
    <style:style style:name="T53" style:family="text">
      <style:text-properties fo:color="#e9f284"/>
    </style:style>
    <style:style style:name="T54" style:family="text">
      <style:text-properties fo:color="#e9f284" fo:font-style="normal" style:font-style-asian="normal" style:font-style-complex="normal"/>
    </style:style>
    <style:style style:name="T55" style:family="text">
      <style:text-properties fo:color="#e9f284" style:font-name="Fira Code" fo:font-size="10.5pt" fo:font-weight="normal" fo:background-color="#282a36" loext:char-shading-value="0"/>
    </style:style>
    <style:style style:name="T56"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57" style:family="text">
      <style:text-properties fo:color="#e9f284" fo:font-size="11pt" fo:font-style="normal" officeooo:rsid="004c75b3" style:font-size-asian="9.60000038146973pt" style:font-style-asian="normal" style:font-size-complex="11pt" style:font-style-complex="normal"/>
    </style:style>
    <style:style style:name="T58" style:family="text">
      <style:text-properties fo:color="#e9f284" style:font-weight-asian="normal" style:font-weight-complex="normal"/>
    </style:style>
    <style:style style:name="T59" style:family="text">
      <style:text-properties fo:color="#f1fa8c"/>
    </style:style>
    <style:style style:name="T60" style:family="text">
      <style:text-properties fo:color="#f1fa8c" fo:font-style="normal" style:font-style-asian="normal" style:font-style-complex="normal"/>
    </style:style>
    <style:style style:name="T61" style:family="text">
      <style:text-properties fo:color="#f1fa8c" style:font-name="Fira Code" fo:font-size="10.5pt" fo:font-weight="normal" fo:background-color="#282a36" loext:char-shading-value="0"/>
    </style:style>
    <style:style style:name="T62"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63" style:family="text">
      <style:text-properties fo:color="#f1fa8c" fo:font-size="11pt" fo:font-style="normal" officeooo:rsid="004c75b3" style:font-size-asian="9.60000038146973pt" style:font-style-asian="normal" style:font-size-complex="11pt" style:font-style-complex="normal"/>
    </style:style>
    <style:style style:name="T64" style:family="text">
      <style:text-properties fo:color="#f1fa8c" style:font-weight-asian="normal" style:font-weight-complex="normal"/>
    </style:style>
    <style:style style:name="T65" style:family="text">
      <style:text-properties fo:color="#8be9fd"/>
    </style:style>
    <style:style style:name="T66" style:family="text">
      <style:text-properties fo:color="#8be9fd" fo:font-style="normal" style:font-style-asian="normal" style:font-style-complex="normal"/>
    </style:style>
    <style:style style:name="T67" style:family="text">
      <style:text-properties fo:color="#8be9fd" fo:font-style="italic"/>
    </style:style>
    <style:style style:name="T68"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69" style:family="text">
      <style:text-properties fo:color="#8be9fd" fo:font-size="11pt" fo:font-style="italic" officeooo:rsid="004c75b3" style:font-size-asian="9.60000038146973pt" style:font-style-asian="normal" style:font-size-complex="11pt" style:font-style-complex="normal"/>
    </style:style>
    <style:style style:name="T70"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71" style:family="text">
      <style:text-properties fo:color="#8be9fd" fo:font-size="11pt" fo:font-style="normal" officeooo:rsid="004c75b3" style:font-size-asian="9.60000038146973pt" style:font-style-asian="normal" style:font-size-complex="11pt" style:font-style-complex="normal"/>
    </style:style>
    <style:style style:name="T72" style:family="text">
      <style:text-properties fo:color="#8be9fd" style:font-weight-asian="normal" style:font-weight-complex="normal"/>
    </style:style>
    <style:style style:name="T73" style:family="text">
      <style:text-properties fo:color="#ffb86c" fo:font-style="italic"/>
    </style:style>
    <style:style style:name="T74" style:family="text">
      <style:text-properties fo:color="#ffb86c" fo:font-style="italic" style:font-style-asian="normal" style:font-style-complex="normal"/>
    </style:style>
    <style:style style:name="T75" style:family="text">
      <style:text-properties fo:color="#8be9fe"/>
    </style:style>
    <style:style style:name="T76" style:family="text">
      <style:text-properties fo:color="#8be9fe" fo:font-style="normal" style:font-style-asian="normal" style:font-style-complex="normal"/>
    </style:style>
    <style:style style:name="T77" style:family="text">
      <style:text-properties fo:color="#8be9fe"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18">Bienvenidos al <text:span text:style-name="T1">Curso Avanzado de NodeJS</text:span></text:p>
      <text:p text:style-name="P18">Vamos a construir una plataforma de <text:span text:style-name="T1">IoT</text:span>, enfocandonos en <text:span text:style-name="T2">Real Time.</text:span><text:span text:style-name="T5"> Utilizaremos las nuevas caracteristicas de </text:span><text:span text:style-name="T7">JavaScript</text:span><text:span text:style-name="T5"> que vienen en </text:span><text:span text:style-name="T7">ECMAScript 2016</text:span><text:span text:style-name="T5"> y vamos a trabajar con </text:span><text:span text:style-name="T7">Postgres</text:span><text:span text:style-name="T5"> como base de datos.</text:span></text:p>
      <text:p text:style-name="P18"><text:span text:style-name="T5">Para tomar este curso necesitas conocimentos basicos de </text:span><text:span text:style-name="T7">JavaScript.</text:span></text:p>
      <text:p text:style-name="P18"><text:span text:style-name="T5">Si tienes conocimentos de </text:span><text:span text:style-name="T7">NodeJS</text:span><text:span text:style-name="T5"> va a ser mucho mejor. En cuanto a requisitos tecnicos solo debes tener tu computador y un buen manejo de la terminal.</text:span></text:p>
      <text:p text:style-name="P26"/>
      <text:p text:style-name="P26"/>
      <text:p text:style-name="P26"/>
      <text:p text:style-name="P26"/>
      <text:p text:style-name="P3">Que es Node.js?</text:p>
      <text:p text:style-name="P27"/>
      <text:p text:style-name="P19"><text:span text:style-name="T5">Node </text:span><text:span text:style-name="T8">es una plataforma </text:span><text:span text:style-name="T3">OpenSource</text:span><text:span text:style-name="T8"> para desarrollar aplicaciones, que esta enfocada en tiempo real. Es similar a la maquina virtual de Java.</text:span></text:p>
      <text:p text:style-name="P19"><text:span text:style-name="T5">Node</text:span><text:span text:style-name="T8"> es muy util para aplicaciones que tienen alta concurrencia. Utiliza </text:span><text:span text:style-name="T5">JavaScript</text:span><text:span text:style-name="T8"> como lenguaje de programacion y patrones de programacion asincronos y orientados a </text:span><text:span text:style-name="T9">eventos</text:span><text:span text:style-name="T8">.</text:span></text:p>
      <text:p text:style-name="P27"/>
      <text:p text:style-name="P19"><text:span text:style-name="T8">Por que decimos que </text:span><text:span text:style-name="T5">Node.js</text:span><text:span text:style-name="T8"> es una plataforma simple?</text:span></text:p>
      <text:p text:style-name="P27"/>
      <text:list xml:id="list5999280758269893288" text:style-name="L1">
        <text:list-item>
          <text:p text:style-name="P123">Es una librería estandar es donde el codigo va a morir. Mantener una plataforma estandar actualizada puede ser un problema.</text:p>
        </text:list-item>
        <text:list-item>
          <text:p text:style-name="P129"><text:span text:style-name="T5">Npm </text:span><text:span text:style-name="T8">y </text:span><text:span text:style-name="T5">modularidad</text:span><text:span text:style-name="T8"> de </text:span><text:span text:style-name="T5">Node</text:span><text:span text:style-name="T8"> abre un ecosistema de trabajo muy grande.</text:span></text:p>
        </text:list-item>
        <text:list-item>
          <text:p text:style-name="P130"><text:span text:style-name="T8">El modelo de trabajo </text:span><text:span text:style-name="T3">Open source </text:span><text:span text:style-name="T8">beneficia mucho a la plataforma.</text:span></text:p>
        </text:list-item>
      </text:list>
      <text:p text:style-name="P20"><text:span text:style-name="T5">Node </text:span><text:span text:style-name="T8">existe gracias a un componente principal que se llama </text:span><text:span text:style-name="T5">V8</text:span><text:span text:style-name="T8">, que es el que nos permite utilizar </text:span><text:span text:style-name="T5">JavaScript</text:span><text:span text:style-name="T8"> del lado del servidor.</text:span></text:p>
      <text:p text:style-name="P28"/>
      <text:p text:style-name="P29">Node es similar que las maquinas virtuales de Java con Oracle o de microsoft con .NET. Util para aplicaciones orientadas en red.</text:p>
      <text:p text:style-name="P29"/>
      <text:p text:style-name="P30">El core de NodeJS es muy pequeño, donde le apuestan a que la comunidad cree nuevas librerias externas que se puedan usar en nodeJS pero que no hagan parte de su CORE.</text:p>
      <text:p text:style-name="P30"/>
      <text:p text:style-name="P30"/>
      <text:p text:style-name="P30"/>
      <text:p text:style-name="P30"/>
      <text:p text:style-name="P30"/>
      <text:p text:style-name="P30"/>
      <text:p text:style-name="P4">Caracteristicas de la plataforma Node.js</text:p>
      <text:p text:style-name="P30"/>
      <text:p text:style-name="P21"><text:span text:style-name="T5">Networking </text:span><text:span text:style-name="T8">y </text:span><text:span text:style-name="T3">entrada y salida</text:span><text:span text:style-name="T8">: Mas de ¼ del core de </text:span><text:span text:style-name="T5">Node.js</text:span><text:span text:style-name="T8"> esta dedicado a </text:span><text:span text:style-name="T3">Networking.</text:span></text:p>
      <text:p text:style-name="P21"><text:span text:style-name="T5">Node.js</text:span><text:span text:style-name="T8"> es modular. </text:span><text:span text:style-name="T5">Npm </text:span><text:span text:style-name="T8">es el registro de paquetes </text:span><text:span text:style-name="T3">OpenSource</text:span><text:span text:style-name="T8"> mas grande del mundo. EL sistema modular de </text:span><text:span text:style-name="T5">Node.js</text:span><text:span text:style-name="T8"> resuelve los problemas </text:span><text:span text:style-name="T3">dependency hell.</text:span></text:p>
      <text:p text:style-name="P30"/>
      <text:p text:style-name="P21"><text:span text:style-name="T8">La caracteristica principal de </text:span><text:span text:style-name="T5">Node.js</text:span><text:span text:style-name="T8"> es que podemos trabajar de manera asincrona y orientada a eventos.</text:span></text:p>
      <text:p text:style-name="P43"/>
      <text:p text:style-name="P21"><text:span text:style-name="T5">Node.js</text:span><text:span text:style-name="T8"> es </text:span><text:span text:style-name="T10">muy bueno para aplicaciones en tiempo real o para orquestacion de recursos entre multiples aplicaciones.</text:span></text:p>
      <text:p text:style-name="P22"><text:soft-page-break/><text:span text:style-name="T5">Node.js</text:span><text:span text:style-name="T8"> no es bueno para computaciones que requieren uso de la CPU, ni para desarrollar aplicaciones como Systems programming.</text:span></text:p>
      <text:p text:style-name="P31"/>
      <text:p text:style-name="P44">JavaScript on the Server</text:p>
      <text:list xml:id="list8297086866775892798" text:style-name="L2">
        <text:list-item>
          <text:p text:style-name="P124">Effectively bridge the server/browser divide</text:p>
        </text:list-item>
        <text:list-item>
          <text:p text:style-name="P124">JavaScript for approachability, productivity and developer joy</text:p>
        </text:list-item>
        <text:list-item>
          <text:p text:style-name="P124">JavaScript is not going anywhere!</text:p>
        </text:list-item>
      </text:list>
      <text:p text:style-name="P31"/>
      <text:p text:style-name="P45">Asynchronous, Event-driven Programming</text:p>
      <text:p text:style-name="P32"/>
      <text:list xml:id="list5267967830167364839" text:style-name="L3">
        <text:list-item>
          <text:p text:style-name="P125">Alternative programmer paradigm:</text:p>
          <text:list>
            <text:list-item>
              <text:p text:style-name="P125">Continuation Passing Style</text:p>
            </text:list-item>
          </text:list>
        </text:list-item>
        <text:list-item>
          <text:p text:style-name="P125">API focus on callbacks, events and streams</text:p>
        </text:list-item>
        <text:list-item>
          <text:p text:style-name="P125">Perfect for I/O-driven, high-throughput workloads</text:p>
        </text:list-item>
        <text:list-item>
          <text:p text:style-name="P125">Single-threaded encourages scalable design patterns</text:p>
        </text:list-item>
      </text:list>
      <text:p text:style-name="P32"/>
      <text:p text:style-name="P32"/>
      <text:p text:style-name="P32"/>
      <text:p text:style-name="P32"/>
      <text:p text:style-name="P32"/>
      <text:p text:style-name="P5">Que tipo de aplicaciones podemos desarrollar con Node.js?</text:p>
      <text:p text:style-name="P5"/>
      <text:p text:style-name="P23"><text:span text:style-name="T5">Node.js </text:span><text:span text:style-name="T8">es el proyecto </text:span><text:span text:style-name="T3">open source</text:span><text:span text:style-name="T8">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33"/>
      <text:p text:style-name="P33">Que tipo de aplicaciones podemos desarrollar?</text:p>
      <text:p text:style-name="P33"/>
      <text:list xml:id="list3226011247372134604" text:style-name="L4">
        <text:list-item>
          <text:p text:style-name="P126">Aplicaciones de escritorio.</text:p>
        </text:list-item>
        <text:list-item>
          <text:p text:style-name="P126">Dispositivos embebidos.</text:p>
        </text:list-item>
        <text:list-item>
          <text:p text:style-name="P126">Servidores web.</text:p>
        </text:list-item>
        <text:list-item>
          <text:p text:style-name="P126">Aplicaciones moviles: hace poco anunciaron el soporte para Android.</text:p>
        </text:list-item>
        <text:list-item>
          <text:p text:style-name="P127">API Services/Serverless</text:p>
        </text:list-item>
        <text:list-item>
          <text:p text:style-name="P127">Web UI</text:p>
        </text:list-item>
      </text:list>
      <text:p text:style-name="P34"/>
      <text:p text:style-name="P34"/>
      <text:p text:style-name="P34"/>
      <text:p text:style-name="P34"/>
      <text:p text:style-name="P34"/>
      <text:p text:style-name="P34"/>
      <text:p text:style-name="P6">Como instalar PostgreSQL y Redis en Ubuntu</text:p>
      <text:p text:style-name="P6"/>
      <text:p text:style-name="P35">Para instalar Postgres en distribuciones basadas en Debian:</text:p>
      <text:p text:style-name="P35"/>
      <text:p text:style-name="P46">sudo apt-get install postgresql postgresql-contrib libpq-dev</text:p>
      <text:p text:style-name="P46"/>
      <text:p text:style-name="P35">Para instalar redis en distribuciones linux basadas en debian:</text:p>
      <text:p text:style-name="P35"/>
      <text:p text:style-name="P46">sudo apt-getupdate</text:p>
      <text:p text:style-name="P46">sudo apt-getinstallbuild-essential tlc</text:p>
      <text:p text:style-name="P46"/>
      <text:p text:style-name="P35"><text:soft-page-break/>Dado que no necesitamos guardar el codigo fuente, podemos hacer uso del directorio /tmp</text:p>
      <text:p text:style-name="P35"/>
      <text:p text:style-name="P46">cd /tmp</text:p>
      <text:p text:style-name="P35"/>
      <text:p text:style-name="P35">Ahora descargamos las ultima version estable de Redis:</text:p>
      <text:p text:style-name="P35"/>
      <text:p text:style-name="P24"><text:span text:style-name="T5">curl -O </text:span><text:a xlink:type="simple" xlink:href="http://download.redis.io/redis-stable.tar.gz" text:style-name="Internet_20_link" text:visited-style-name="Visited_20_Internet_20_Link"><text:span text:style-name="T5">http://download.redis.io/redis-stable.tar.gz</text:span></text:a></text:p>
      <text:p text:style-name="P46"/>
      <text:p text:style-name="P35">LO descomprimimos:</text:p>
      <text:p text:style-name="P35"/>
      <text:p text:style-name="P46">tar xzvf redis-stable.tar.gz</text:p>
      <text:p text:style-name="P46"/>
      <text:p text:style-name="P35">Ingresamos al directorio redis-stable que se extrajo:</text:p>
      <text:p text:style-name="P35"/>
      <text:p text:style-name="P46">cd redis-stable</text:p>
      <text:p text:style-name="P46"/>
      <text:p text:style-name="P35">Compilamos los binarios mediante el comando make:</text:p>
      <text:p text:style-name="P35"/>
      <text:p text:style-name="P46">make</text:p>
      <text:p text:style-name="P46"/>
      <text:p text:style-name="P35">Instalamos los binarios:</text:p>
      <text:p text:style-name="P35"/>
      <text:p text:style-name="P46">sudo make install</text:p>
      <text:p text:style-name="P46"/>
      <text:p text:style-name="P35"/>
      <text:p text:style-name="P33"/>
      <text:p text:style-name="P33"/>
      <text:p text:style-name="P33"/>
      <text:p text:style-name="P7">Como instalar Visual Studio Code en Ubuntu</text:p>
      <text:p text:style-name="P7"/>
      <text:p text:style-name="P25"><text:span text:style-name="T5">Visual Studio Code</text:span><text:span text:style-name="T8"> es el editor que vamos a utilizar en el curso, sin embargo puedes utilizar el editor que mas te guste.</text:span></text:p>
      <text:p text:style-name="P25"><text:span text:style-name="T8">Una de las ventajas de este editor es que tiene un buen soporte para </text:span><text:span text:style-name="T5">Node.js</text:span><text:span text:style-name="T8">, ademas de que esta desarrollado en </text:span><text:span text:style-name="T5">Node.</text:span></text:p>
      <text:p text:style-name="P36">La instalancion es sencilla y en la documentacion nos dan las guias sobre como utilizarlo mejor.</text:p>
      <text:p text:style-name="P25"><text:span text:style-name="T8">Vamos a utilizar un paquete de desarrollo que se llama </text:span><text:span text:style-name="T5">VS Code</text:span><text:span text:style-name="T8"> por </text:span><text:span text:style-name="T5">Node.js</text:span><text:span text:style-name="T8"> que se puede descargar directamente desde el editor.</text:span></text:p>
      <text:p text:style-name="P36"/>
      <text:p text:style-name="P36"/>
      <text:p text:style-name="P30"/>
      <text:p text:style-name="P37"><text:a xlink:type="simple" xlink:href="https://code.visualstudio.com/docs/setup/linux" text:style-name="Internet_20_link" text:visited-style-name="Visited_20_Internet_20_Link">https://code.visualstudio.com/docs/setup/linux</text:a></text:p>
      <text:p text:style-name="P37">Aqui tenemos toda la documentacion para instalarlo</text:p>
      <text:p text:style-name="P37"/>
      <text:p text:style-name="P38">Aca vamos a instalar el paquete de VS code para node js</text:p>
      <text:p text:style-name="P38"><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38"/>
      <text:p text:style-name="P38"/>
      <text:p text:style-name="P38"/>
      <text:p text:style-name="P38"/>
      <text:p text:style-name="P38"/>
      <text:p text:style-name="P8"><text:soft-page-break/>Como instalar Ansible en Ubuntu</text:p>
      <text:p text:style-name="P38"/>
      <text:p text:style-name="P38">Otra herramienta que vamos a utilizar es <text:span text:style-name="T1">Ansible</text:span>, que nos sirve para automatizar tareas de infraestructura. La vamos a utilizar para crear <text:span text:style-name="T2">scripts</text:span> de manera automatizada.</text:p>
      <text:p text:style-name="P38"/>
      <text:p text:style-name="P38">Por otro lado vamos a descargar <text:span text:style-name="T1">Vagrant</text:span>, que nos permite tener ambientes de desarrollo o servidores virtuales para hacer primero un <text:span text:style-name="T2">deploy </text:span>local antes de hacer despliegue en la nube.</text:p>
      <text:p text:style-name="P38"/>
      <text:p text:style-name="P39">Aca tenemos un post en DigitalOcean para instalar y configurar Ansible para Ubuntu.</text:p>
      <text:p text:style-name="P39"><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39"/>
      <text:p text:style-name="P39"/>
      <text:p text:style-name="P39">Luego vamos a instalar vagrant para ubuntu:</text:p>
      <text:p text:style-name="P40"><text:a xlink:type="simple" xlink:href="https://www.vagrantup.com/downloads.html" text:style-name="Internet_20_link" text:visited-style-name="Visited_20_Internet_20_Link">https://www.vagrantup.com/downloads.html</text:a></text:p>
      <text:p text:style-name="P40"/>
      <text:list xml:id="list308162427735076729" text:style-name="L5">
        <text:list-item>
          <text:p text:style-name="P128">Descargamos la version para Debian y luego la abrimos normalmente como un instalador windows.</text:p>
        </text:list-item>
      </text:list>
      <text:p text:style-name="P40"/>
      <text:p text:style-name="P40"/>
      <text:p text:style-name="P40"/>
      <text:p text:style-name="P40"/>
      <text:p text:style-name="P40"/>
      <text:p text:style-name="P40"/>
      <text:p text:style-name="P9">Arquitectura y Componentes del proyecto</text:p>
      <text:p text:style-name="P9"/>
      <text:p text:style-name="P41">El proyecto tendra un servidor MQTT que se comunicara con un AGENTE que vamos a crear y que va a servir para cualquier tipo de aplicación Node.js. </text:p>
      <text:p text:style-name="P41">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41"/>
      <text:p text:style-name="P41">El modulo de AGENTE servira para ser conectado con cualquier dispositivo embeded como raspberrys y demas dispositivos.</text:p>
      <text:p text:style-name="P41"/>
      <text:p text:style-name="P41"/>
      <text:p text:style-name="P41"/>
      <text:p text:style-name="P41"/>
      <text:p text:style-name="P41"/>
      <text:p text:style-name="P11"/>
      <text:p text:style-name="P10">Como funciona el modelo PUB/SUB en MQTT y Web Sockets</text:p>
      <text:p text:style-name="P10"/>
      <text:p text:style-name="P47">Pub/Sub <text:span text:style-name="T14">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42"/>
      <text:p text:style-name="P47"><text:span text:style-name="T14">Yo como usuario de la red puedo suscribirme a un canal y tambien puedo publicar a </text:span><text:soft-page-break/><text:span text:style-name="T14">este.</text:span></text:p>
      <text:p text:style-name="P42"/>
      <text:p text:style-name="P47"><text:span text:style-name="T14">Hay protocolos que utilizan este patron como lo es </text:span>MQTT<text:span text:style-name="T14">.</text:span></text:p>
      <text:p text:style-name="P84">MQTT<text:span text:style-name="T14"> es un protocolo PUB/SUB liviano que corre sobre el protocolo TCP/IP, este esta disenado especialmente para conexiones ilimitadas ya sea por ancho de banda o por tamano del mensaje. Esto lo hace optimo para aplicaciones de IoT.</text:span></text:p>
      <text:p text:style-name="P87"/>
      <text:p text:style-name="P84"><text:span text:style-name="T14">Otro protocolo de comunicaciones que implementa un patron similar a PUB/SUB es el de </text:span>Web Sockets<text:span text:style-name="T14">. Este es un protocolo f</text:span><text:span text:style-name="T15">ull-duplex lo que significa que el cliente y el servidor van a tener un canal de comunicaciones bidireccional. La conexión se realiza sobre un unico canal TCP entre el cliente y el servidor, para establecer una conexión de web sockets debe haber un </text:span><text:span text:style-name="T4">HANDSHAKE</text:span><text:span text:style-name="T11"> entre el cliente y el servidor, este se hace atraves de HTTP para hacer un upgrade de </text:span><text:span text:style-name="T12">la conexión http a websocket. </text:span></text:p>
      <text:p text:style-name="P91">De esta forma puede haber un intercambio de mensaje hasta que uno de los dos lados decida cerrar el canal.</text:p>
      <text:p text:style-name="P91"/>
      <text:p text:style-name="P91"/>
      <text:p text:style-name="P91"/>
      <text:p text:style-name="P91"/>
      <text:p text:style-name="P91"/>
      <text:p text:style-name="P12">Estructura basica de un modulo de Node.js</text:p>
      <text:p text:style-name="P12"/>
      <text:p text:style-name="P48"><text:span text:style-name="T8">Para empezar con el proyecto vamos a crear un modulo de </text:span><text:span text:style-name="T5">Node.js</text:span><text:span text:style-name="T8">, con sus respectivas pruebas unitarias. El modulo de Persistencia en Bases de Datos.</text:span></text:p>
      <text:p text:style-name="P60"/>
      <text:p text:style-name="P60">Vamos a crear el directorio del proyecto y vamos a utilizar un patron de mono repo,donde tenemos un unico repositorio de Git y varios proyectos adentro.</text:p>
      <text:p text:style-name="P60"/>
      <text:p text:style-name="P60">Un modulo de Node por lo general tiene un archivo que se llama package.json, que tiene la metadata del modulo. Este archivo se puede crear a mano utilizando npm con una herramienta que nos permite crearlo automaticamente.</text:p>
      <text:p text:style-name="P60"/>
      <text:p text:style-name="Preformatted_20_Text"><text:span text:style-name="T17">Para empezar a implementar nuestro modulo creamos el archivo </text:span><text:span text:style-name="T19">index.js</text:span><text:span text:style-name="T17"> y nos vamos a</text:span><text:span text:style-name="T19"> Visual Studio Code</text:span><text:span text:style-name="T17">, donde podemos ver nuestro archivos y empezar a trabajar con ellos. Una buena practica es crear el archivo </text:span><text:span text:style-name="T19">README.md </text:span><text:span text:style-name="T17"><text:s/>con instrucciones de instalacion y como contribuir al proyecto. Recuerda que este es el archivode documentacion de tu proyecto.</text:span></text:p>
      <text:p text:style-name="P59"/>
      <text:p text:style-name="P97"><text:span text:style-name="T16">Como otra buena practica utilizaremos </text:span><text:span text:style-name="T18">JavaScript</text:span><text:span text:style-name="T16"> en modo estricto, para empezar a definir la forma basica del modulo. La forma de escribir el objeto que utilizamos en el codigo es de </text:span><text:span text:style-name="T18">ECMAScript 2016.</text:span><text:span text:style-name="T16"> </text:span></text:p>
      <text:p text:style-name="P60"/>
      <text:p text:style-name="P60"/>
      <text:p text:style-name="P61">Para crear un modulo de node con npm usamos el siguiente comando:</text:p>
      <text:p text:style-name="P61"/>
      <text:p text:style-name="P67">npm init</text:p>
      <text:list xml:id="list1755379039494916137" text:style-name="L6">
        <text:list-item>
          <text:p text:style-name="P131">Llenamos los campos necesarios y luego ya nos entrega un objeto .json con la informacion de nuestro modulo recien creado.</text:p>
        </text:list-item>
      </text:list>
      <text:p text:style-name="P61"/>
      <text:p text:style-name="P61">Ahora empecemos con el codigo:</text:p>
      <text:p text:style-name="P61"/>
      <text:p text:style-name="P61">Como buena practica, se recomienda usar el modo estricto ‘use strict’ para evitar algunos errores de JS, como que el this no contenga informacion global o <text:s/>que no <text:soft-page-break/>haya reasignacion de variables.</text:p>
      <text:p text:style-name="P61"/>
      <text:p text:style-name="P105">'use strict'</text:p>
      <text:p text:style-name="P108"/>
      <text:p text:style-name="P102"><text:span text:style-name="T22">module</text:span>.<text:span text:style-name="T22">exports</text:span> = <text:span text:style-name="T23">function</text:span> (<text:span text:style-name="T24">config</text:span>) {</text:p>
      <text:p text:style-name="P108"/>
      <text:p text:style-name="P102"><text:span text:style-name="T23">const</text:span> <text:span text:style-name="T24">Agent</text:span> = {}</text:p>
      <text:p text:style-name="P102"><text:span text:style-name="T23">const</text:span> <text:span text:style-name="T24">Metric</text:span> = {}</text:p>
      <text:p text:style-name="P108"/>
      <text:p text:style-name="P102"><text:span text:style-name="T25">return</text:span> {</text:p>
      <text:p text:style-name="P102"><text:span text:style-name="T24">Agent</text:span>,</text:p>
      <text:p text:style-name="P107">Metric</text:p>
      <text:p text:style-name="P102">}</text:p>
      <text:p text:style-name="P102">}</text:p>
      <text:p text:style-name="P103"/>
      <text:list xml:id="list1619945367338175473" text:style-name="L7">
        <text:list-item>
          <text:p text:style-name="P184">Aca podemos usar el retorno de los nombres solo poniendo el nombre del objeto ya que en JS si el objeto y el valor tienen el mismo nombre podemos evitar la redundacia.</text:p>
        </text:list-item>
      </text:list>
      <text:p text:style-name="P93"/>
      <text:p text:style-name="P93">Vamos a usar una linter para escribir nuestro codigo de manera correcta y con buenas practicas, para esto vamos a utilizar estandar que usa ES-LINT para corregir nuestro codigo.</text:p>
      <text:p text:style-name="P93"/>
      <text:p text:style-name="P85">Npm install –save-dev standard</text:p>
      <text:p text:style-name="P88"/>
      <text:list xml:id="list1027632957358769091" text:style-name="L8">
        <text:list-item>
          <text:p text:style-name="P185">Para poner a correr este vamos a crear un script con la configuracion y luego un comando para correr el linter cada vez que nosotros queramos revisar nuestro codigo.</text:p>
        </text:list-item>
        <text:list-item>
          <text:p text:style-name="P191"><text:span text:style-name="T26">En nuestro package.json creamos el script con el comando </text:span><text:span text:style-name="T27">standard</text:span>, <text:span text:style-name="T28">luego si queremos que standard nos corriga automaticamente estos errores podemos mandarle el parametro al comando mediante npm corriendo el siguiente comando:</text:span></text:p>
          <text:list>
            <text:list-item>
              <text:p text:style-name="P190">npm run lint – –fix</text:p>
            </text:list-item>
          </text:list>
        </text:list-item>
      </text:list>
      <text:p text:style-name="P89"/>
      <text:p text:style-name="P99">No voy a pegar todo el codigo hecho como hacia antes, ya que seria inutil pegar la logica que otro hizo. Entonces lo que voy a hacer son apuntar cosas interesantes e indispensables, ademas de nuevas cosas o usages de nuevas librerias.</text:p>
      <text:p text:style-name="P99"/>
      <text:p text:style-name="P89"/>
      <text:p text:style-name="P89"/>
      <text:p text:style-name="P89"/>
      <text:p text:style-name="P89"/>
      <text:p text:style-name="P14">Definicion de entidades de base de datos</text:p>
      <text:p text:style-name="P72"/>
      <text:p text:style-name="P49"><text:span text:style-name="T14">Lo primero que tenemos que hacer es definir las entidades de las bases de datos que vamos a utilizar. En nuestro proyecto vamos a usar </text:span>PostgreSQL<text:span text:style-name="T14">, una base de datos relacional.</text:span></text:p>
      <text:p text:style-name="P73"/>
      <text:p text:style-name="P73">El Agente va a conectarse al servidor en tiempo real y cada cierto tiempo va a reportar una metrica.</text:p>
      <text:p text:style-name="P73"><text:soft-page-break/>La metrica es cualquier valor que tiene un tipo, que va a ser almacenado en la base de datos.</text:p>
      <text:p text:style-name="P73"/>
      <text:p text:style-name="P50"><text:span text:style-name="T14">Como vamos a usar una base de datos relacional, tendremos que hacer las tablas y sus relaciones, en este caso seran dos tablas. La tabla </text:span>Agent:</text:p>
      <text:list xml:id="list4703122946463842234" text:style-name="L9">
        <text:list-item>
          <text:p text:style-name="P167">id</text:p>
        </text:list-item>
        <text:list-item>
          <text:p text:style-name="P167">uuid</text:p>
        </text:list-item>
        <text:list-item>
          <text:p text:style-name="P167">name</text:p>
        </text:list-item>
        <text:list-item>
          <text:p text:style-name="P167">username</text:p>
        </text:list-item>
        <text:list-item>
          <text:p text:style-name="P167">hostname</text:p>
        </text:list-item>
        <text:list-item>
          <text:p text:style-name="P167">pid</text:p>
        </text:list-item>
        <text:list-item>
          <text:p text:style-name="P167">connected</text:p>
        </text:list-item>
        <text:list-item>
          <text:p text:style-name="P167">createdAt</text:p>
        </text:list-item>
        <text:list-item>
          <text:p text:style-name="P167">updatedAt</text:p>
        </text:list-item>
      </text:list>
      <text:p text:style-name="P69"/>
      <text:p text:style-name="P69">Y la otra es la tabla de <text:span text:style-name="T1">Metric</text:span>:</text:p>
      <text:list xml:id="list1290057668226812122" text:style-name="L10">
        <text:list-item>
          <text:p text:style-name="P168">id</text:p>
        </text:list-item>
        <text:list-item>
          <text:p text:style-name="P168">agentID <text:span text:style-name="T1">FK</text:span></text:p>
        </text:list-item>
        <text:list-item>
          <text:p text:style-name="P168">type</text:p>
        </text:list-item>
        <text:list-item>
          <text:p text:style-name="P168">value</text:p>
        </text:list-item>
        <text:list-item>
          <text:p text:style-name="P168">createdAt</text:p>
        </text:list-item>
        <text:list-item>
          <text:p text:style-name="P168">updatedAt</text:p>
        </text:list-item>
      </text:list>
      <text:p text:style-name="P70"/>
      <text:p text:style-name="P70">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70"/>
      <text:p text:style-name="P70"/>
      <text:p text:style-name="P70"/>
      <text:p text:style-name="P70"/>
      <text:p text:style-name="P70"/>
      <text:p text:style-name="P13">Implementacion de modelos con sequelize</text:p>
      <text:p text:style-name="P13"/>
      <text:p text:style-name="P51">Sequelize<text:span text:style-name="T14"> es un modelo de programacion de mapeo de </text:span><text:span text:style-name="T3">objeto-relacional</text:span><text:span text:style-name="T8"> basado en promesas, para </text:span><text:span text:style-name="T5">Node.js</text:span><text:span text:style-name="T8">.</text:span></text:p>
      <text:p text:style-name="P62"/>
      <text:p text:style-name="P51"><text:span text:style-name="T5">Dos tipos de objetos:</text:span><text:span text:style-name="T8"> modelos </text:span><text:span text:style-name="T3">nativos</text:span><text:span text:style-name="T8"> de </text:span><text:span text:style-name="T5">sequelize</text:span><text:span text:style-name="T8"> y </text:span><text:span text:style-name="T3">servicios.</text:span></text:p>
      <text:p text:style-name="P62"/>
      <text:p text:style-name="P51"><text:span text:style-name="T5">Singleton</text:span><text:span text:style-name="T8">: es un objeto que solo tiene una instancia. Cada vez que llamemos a una funcion no a crear multiples instancias.</text:span></text:p>
      <text:p text:style-name="P62"/>
      <text:p text:style-name="P52"><text:span text:style-name="T8">Vamos a instalar las dependencias para que nos sirva </text:span><text:span text:style-name="T5">sequalize</text:span><text:span text:style-name="T8">.</text:span></text:p>
      <text:p text:style-name="P63"/>
      <text:p text:style-name="P68">Npm i sequelize pg pg-hstore –save</text:p>
      <text:p text:style-name="P68"/>
      <text:list xml:id="list7577889094757125896" text:style-name="L11">
        <text:list-item>
          <text:p text:style-name="P136">pg es el manejador de Postgres y el ps-hstore es una dependencia que necesita sequelize para funcionar.</text:p>
        </text:list-item>
      </text:list>
      <text:p text:style-name="P63"/>
      <text:p text:style-name="P71"><text:span text:style-name="T5">Aca tenemos la documentacion para echarle una ojeada. Esta muy interesante ya que </text:span><text:soft-page-break/><text:span text:style-name="T5">es muy facil de crear los modelos o tablas de una base de datos MySQL con objetos JS.</text:span></text:p>
      <text:p text:style-name="P71"><text:a xlink:type="simple" xlink:href="http://docs.sequelizejs.com/" text:style-name="Internet_20_link" text:visited-style-name="Visited_20_Internet_20_Link"><text:span text:style-name="T5">http://docs.sequelizejs.com/</text:span></text:a></text:p>
      <text:p text:style-name="P64"/>
      <text:p text:style-name="P65">de esta forma creamos un modelo en Sequelize:</text:p>
      <text:p text:style-name="P106">'use strict'</text:p>
      <text:p text:style-name="P108"/>
      <text:p text:style-name="P102"><text:span text:style-name="T23">const</text:span> <text:span text:style-name="T24">Sequelize</text:span> = <text:span text:style-name="T31">require</text:span>(<text:span text:style-name="T32">'sequelize'</text:span>)</text:p>
      <text:p text:style-name="P102"><text:span text:style-name="T23">const</text:span> <text:span text:style-name="T24">setupDatabase</text:span> = <text:span text:style-name="T31">require</text:span>(<text:span text:style-name="T32">'../lib/db'</text:span>)</text:p>
      <text:p text:style-name="P108"/>
      <text:p text:style-name="P102"><text:span text:style-name="T22">module</text:span>.<text:span text:style-name="T22">exports</text:span> = <text:span text:style-name="T23">function</text:span> <text:span text:style-name="T31">setupMetricModel</text:span> (<text:span text:style-name="T24">config</text:span>) {</text:p>
      <text:p text:style-name="P102"><text:span text:style-name="T23">const</text:span> <text:span text:style-name="T24">sequelize</text:span> = <text:span text:style-name="T31">setupDatabase</text:span>(<text:span text:style-name="T24">config</text:span>)</text:p>
      <text:p text:style-name="P108"/>
      <text:p text:style-name="P102"><text:span text:style-name="T25">return</text:span> <text:span text:style-name="T24">sequelize</text:span>.<text:span text:style-name="T31">define</text:span>(<text:span text:style-name="T32">'metric'</text:span>, {</text:p>
      <text:p text:style-name="P102"><text:span text:style-name="T24">type:</text:span> {</text:p>
      <text:p text:style-name="P102"><text:span text:style-name="T24">type:</text:span> <text:span text:style-name="T24">Sequelize</text:span>.<text:span text:style-name="T24">STRING</text:span>,</text:p>
      <text:p text:style-name="P102"><text:span text:style-name="T24">allowNull:</text:span> <text:span text:style-name="T23">false</text:span></text:p>
      <text:p text:style-name="P102">},</text:p>
      <text:p text:style-name="P102"><text:span text:style-name="T24">value:</text:span> {</text:p>
      <text:p text:style-name="P102"><text:span text:style-name="T24">type:</text:span> <text:span text:style-name="T24">Sequelize</text:span>.<text:span text:style-name="T24">TEXT</text:span>,</text:p>
      <text:p text:style-name="P102"><text:span text:style-name="T24">allowNull:</text:span> <text:span text:style-name="T23">false</text:span></text:p>
      <text:p text:style-name="P102">}</text:p>
      <text:p text:style-name="P102">})</text:p>
      <text:p text:style-name="P102">}</text:p>
      <text:p text:style-name="P104"/>
      <text:p text:style-name="P94">Le decimos el nombre que queremos poner en la tabla y luego empezamos a definir nuestro valores y los tipos que pueden tener.</text:p>
      <text:p text:style-name="P94"/>
      <text:p text:style-name="P98">Ahora como el codigo no se ve bien, <text:span text:style-name="T33">entonces voy a poner comentarios necesarios, para ver como se usa la una librería voy a poner especificamente la ruta de la documentacion donde expliquen eso.</text:span></text:p>
      <text:p text:style-name="P98"/>
      <text:p text:style-name="P94"/>
      <text:p text:style-name="P94"/>
      <text:p text:style-name="P94"/>
      <text:p text:style-name="P17">Implementacion de un modulo basico de base de datos</text:p>
      <text:p text:style-name="P82"/>
      <text:p text:style-name="P82">Vimos como definimos los modelos en el video pasado. Ahora vamos a ver como podemos relacionar los modelos entre si.</text:p>
      <text:p text:style-name="P82"/>
      <text:p text:style-name="P82">Primero vamos a necesitar las funciones que definimos anteriormente. Para poner a interactuar los modelos entre si debemos hacer la configuracion de la base de datos y los modelos.</text:p>
      <text:p text:style-name="P82"/>
      <text:p text:style-name="P82"/>
      <text:p text:style-name="P83">En el index.js vamos a tener que crear las relaciones entre las tablas, ya que creamos anteriormente los modelos ahora vamos a crear las relaciones entre estos.</text:p>
      <text:p text:style-name="P83"/>
      <text:p text:style-name="P83">Vamos a requerir primero los modulos de sequalize y los de los modelos y luego <text:soft-page-break/>vamos a usar las siguientes funciones.</text:p>
      <text:p text:style-name="P83"/>
      <text:p text:style-name="P110">AgentModel.<text:span text:style-name="T34">hasMany</text:span>(MetricModel)</text:p>
      <text:p text:style-name="P109">MetricModel.<text:span text:style-name="T34">belongsTo</text:span>(AgentModel)</text:p>
      <text:p text:style-name="P83"/>
      <text:list xml:id="list4286424464963383311" text:style-name="L12">
        <text:list-item>
          <text:p text:style-name="P178">la funcion <text:span text:style-name="T1">hasMany()</text:span><text:span text:style-name="T14"> de sequelize indica que la tabla AgentModel tiene muchas Metricas. </text:span></text:p>
        </text:list-item>
        <text:list-item>
          <text:p text:style-name="P178"><text:span text:style-name="T14">La funcion </text:span><text:span text:style-name="T1">belongsTo()</text:span><text:span text:style-name="T14"> de sequelize indica que la tabla MetricModel pertenece a un AgentModel</text:span></text:p>
        </text:list-item>
      </text:list>
      <text:p text:style-name="P74">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74"/>
      <text:p text:style-name="P83"><text:span text:style-name="T14">Tambien podemos probar si estamos conectados a la base de datos usando una funcion de sequelize llamada </text:span><text:span text:style-name="T1">authenticate()</text:span><text:span text:style-name="T14">. Este lo que hace es hacer un query sencillo de una suma para ver si esta conectado correctamente. Este devuelve una promesa, si fuesemos a manejar con promesas usariamos el .then(), pero en este caso usamos </text:span><text:span text:style-name="T1">await</text:span><text:span text:style-name="T14"> para resolverlo y ademas de darle el manejo de errores a la promesa que nos llega a nuestra funcion asincrona.</text:span></text:p>
      <text:p text:style-name="P74"/>
      <text:p text:style-name="P110"><text:span text:style-name="T41">await</text:span><text:span text:style-name="T48"> sequelize.</text:span><text:span text:style-name="T35">authenticate</text:span><text:span text:style-name="T48">()</text:span></text:p>
      <text:p text:style-name="P74"/>
      <text:p text:style-name="P74">Ahora nos falta crear nuestros archivos de configuracion y nuestra configuracio</text:p>
      <text:p text:style-name="P66">n de la base de datos. Esto para la proxima clase.</text:p>
      <text:p text:style-name="P66"/>
      <text:p text:style-name="P66"/>
      <text:p text:style-name="P13"/>
      <text:p text:style-name="P70"/>
      <text:p text:style-name="P88"/>
      <text:p text:style-name="P88"/>
      <text:p text:style-name="P15"/>
      <text:p text:style-name="P16">Implementacion de script de inicializacion de base de datos</text:p>
      <text:p text:style-name="P16"/>
      <text:p text:style-name="P75">Cuando ejecutemos el proyecto por primera vez necesitaremos tener creada la base de datos, y crear un usuario con permisos para alimentar esa base de datos. <text:span text:style-name="T49">Esto con fin de que cuando vayamos a hacer deploy por primera vez a nuestra base de datos tengamos la base de datos ya configurada.</text:span></text:p>
      <text:p text:style-name="P75"/>
      <text:p text:style-name="P76">Vamos a la terminal de comandos y escribimos los siguientes comandos:</text:p>
      <text:p text:style-name="P76"/>
      <text:p text:style-name="P77">No me esta sirviendo el comando para postgresql asi que voy a intentar una ultima cosa. </text:p>
      <text:p text:style-name="P77"/>
      <text:list xml:id="list583949013430613963" text:style-name="L13">
        <text:list-item>
          <text:p text:style-name="P169">Primero podemos probar que todo este correctamente actualizado con los siguientes comandos, ademas volvemos e instalamos postgresql y sus dependencias.</text:p>
          <text:list>
            <text:list-item>
              <text:p text:style-name="P179">Sudo apt-get update </text:p>
            </text:list-item>
            <text:list-item>
              <text:p text:style-name="P179">sudo apt-get install postgresql postgresql-contrib</text:p>
            </text:list-item>
          </text:list>
        </text:list-item>
        <text:list-item>
          <text:p text:style-name="P169">Luego cambiamos a una cuenta postgres con el siguiente comando y este nos <text:soft-page-break/>abrira como si estuvieramos en la consola de postgres. </text:p>
          <text:list>
            <text:list-item>
              <text:p text:style-name="P179">Sudo -i -u postgres</text:p>
            </text:list-item>
          </text:list>
        </text:list-item>
        <text:list-item>
          <text:p text:style-name="P169">Luego accedemos a la consola con el siguiente comando:</text:p>
          <text:list>
            <text:list-item>
              <text:p text:style-name="P179">psql</text:p>
            </text:list-item>
            <text:list-item>
              <text:p text:style-name="P179"><text:span text:style-name="T14">Si queremos salir de esta colocamos lo siguiente en la terminal: </text:span>\q</text:p>
            </text:list-item>
          </text:list>
        </text:list-item>
      </text:list>
      <text:p text:style-name="P77"/>
      <text:p text:style-name="P77"/>
      <text:p text:style-name="P77">Volviendo al tema central de la clase, vamos a crear un ROL que es el que va a acceder a la base de datos y va a poder modificar y subir datos a la DB, para esto en la consola de postgres con psql colocamos lo siguiente:</text:p>
      <text:p text:style-name="P77"/>
      <text:p text:style-name="P53">CREATE ROLE nombreRol WITH LOGIN PASSWORD ‘password’;</text:p>
      <text:p text:style-name="P53"/>
      <text:list xml:id="list3795737887182783118" text:style-name="L14">
        <text:list-item>
          <text:p text:style-name="P171">Estas consultas si necesitan terminar con ; ya que son puras de postgres y no sequelize.</text:p>
        </text:list-item>
      </text:list>
      <text:p text:style-name="P78"/>
      <text:p text:style-name="P78">Listo ya tenemos creado nuestro ROL, ahora tenemos que crear la base de datos y darle permisos al ROL a esa base de datos, esto lo hacemos con las siguientes consultas:</text:p>
      <text:p text:style-name="P78"/>
      <text:p text:style-name="P54">CREATE DATABASE platziverse;</text:p>
      <text:p text:style-name="P54"/>
      <text:p text:style-name="P78">luego le damos los permisos al rol:</text:p>
      <text:p text:style-name="P78"/>
      <text:p text:style-name="P54">GRANT ALL PRIVILEGES ON DATABASE <text:span text:style-name="T14">platziverse </text:span>TO<text:span text:style-name="T14"> steven;</text:span></text:p>
      <text:p text:style-name="P78"/>
      <text:p text:style-name="P54"><text:span text:style-name="T14">Luego ya podemos salir de la consola de postgres con los caracteres </text:span>\q <text:span text:style-name="T14">o </text:span>\quit<text:span text:style-name="T14">.</text:span></text:p>
      <text:p text:style-name="P78"/>
      <text:p text:style-name="P173"/>
      <text:p text:style-name="P174">Vamos crear nuestro archivo de setup, donde vamos a crear nuestra configuracion de la base de datos. </text:p>
      <text:p text:style-name="P174"/>
      <text:p text:style-name="P55"><text:span text:style-name="T14">Requerimos la instancia de nuestra base de datos y le pasamos el siguiente objeto con la configuracion que necesita </text:span>sequelize<text:span text:style-name="T14">:</text:span></text:p>
      <text:p text:style-name="P174"/>
      <text:p text:style-name="P112"><text:span text:style-name="T41">const</text:span><text:span text:style-name="T48"> config </text:span><text:span text:style-name="T41">=</text:span><text:span text:style-name="T48"> {</text:span></text:p>
      <text:p text:style-name="P109">database<text:span text:style-name="T40">:</text:span> <text:span text:style-name="T52">process</text:span>.env.<text:span text:style-name="T52">DB_NAME</text:span> <text:span text:style-name="T40">||</text:span> <text:span text:style-name="T53">'</text:span><text:span text:style-name="T59">plaziverse</text:span><text:span text:style-name="T53">'</text:span>,</text:p>
      <text:p text:style-name="P109">username<text:span text:style-name="T40">:</text:span> <text:span text:style-name="T52">process</text:span>.env.<text:span text:style-name="T52">DB_USER</text:span> <text:span text:style-name="T40">||</text:span> <text:span text:style-name="T53">'</text:span><text:span text:style-name="T59">steven</text:span><text:span text:style-name="T53">'</text:span>,</text:p>
      <text:p text:style-name="P109">password<text:span text:style-name="T40">:</text:span> <text:span text:style-name="T52">process</text:span>.env.<text:span text:style-name="T52">DB_PASS</text:span> <text:span text:style-name="T40">||</text:span> <text:span text:style-name="T53">'</text:span><text:span text:style-name="T59">zanahoria19</text:span><text:span text:style-name="T53">'</text:span>,</text:p>
      <text:p text:style-name="P109">host<text:span text:style-name="T40">:</text:span> <text:span text:style-name="T52">process</text:span>.env.<text:span text:style-name="T52">DB_HOST</text:span> <text:span text:style-name="T40">||</text:span> <text:span text:style-name="T53">'</text:span><text:span text:style-name="T59">localhost</text:span><text:span text:style-name="T53">'</text:span>,</text:p>
      <text:p text:style-name="P109">dialect<text:span text:style-name="T40">:</text:span> <text:span text:style-name="T53">'</text:span><text:span text:style-name="T59">postgres</text:span><text:span text:style-name="T53">'</text:span>,</text:p>
      <text:p text:style-name="P118">// Esta propiedad de setup la vamos a usar para que cuando este en true este borre la base de dato</text:p>
      <text:p text:style-name="P118">// y cree una nueva. Hay que tener cuidado con este</text:p>
      <text:p text:style-name="P109">setup<text:span text:style-name="T40">:</text:span> <text:span text:style-name="T52">true</text:span></text:p>
      <text:p text:style-name="P109">}</text:p>
      <text:p text:style-name="P174"/>
      <text:list xml:id="list7589274985121736831" text:style-name="L15">
        <text:list-item>
          <text:p text:style-name="P175">Estamos usando variables de entorno con node y si no estan seteadas usamos las que creamos como parte del entorno de desarrollo.</text:p>
        </text:list-item>
      </text:list>
      <text:p text:style-name="P174"/>
      <text:p text:style-name="P55"><text:span text:style-name="T14">Luego tenemos que en nuestro archivo index.js sincronizar todo lo que hemos creado en nuestra instancia del singleton para crear nuestra base de datos. Para esto usamos el metodo </text:span>async(config)<text:span text:style-name="T14"> y resolvemos la promesa con </text:span><text:span text:style-name="T3">await</text:span><text:span text:style-name="T8">.</text:span></text:p>
      <text:p text:style-name="P112"><text:soft-page-break/><text:span text:style-name="T42">if</text:span><text:span text:style-name="T6"> (config.setup) {</text:span></text:p>
      <text:p text:style-name="P109"><text:span text:style-name="T40">await</text:span> sequelize.<text:span text:style-name="T34">sync</text:span>({ force<text:span text:style-name="T40">:</text:span> <text:span text:style-name="T52">true</text:span> })</text:p>
      <text:p text:style-name="P109">}</text:p>
      <text:p text:style-name="P137"/>
      <text:list xml:id="list9001566502478226398" text:style-name="L16">
        <text:list-item>
          <text:p text:style-name="P180"><text:span text:style-name="T8">De esta forma si vamos a configurar la base de datos le decimos que borre y cree de nuevo la base de datos, pero en si la funcion </text:span><text:span text:style-name="T5">sync()</text:span><text:span text:style-name="T8"> sirve para sincronizar las tablas y la base de datos que creamos.</text:span></text:p>
        </text:list-item>
        <text:list-item>
          <text:p text:style-name="P138">Aqui tenemos la documentacion para esto: </text:p>
          <text:list>
            <text:list-item>
              <text:p text:style-name="P180"><text:a xlink:type="simple" xlink:href="http://docs.sequelizejs.com/manual/tutorial/models-definition.html#database-synchronization" text:style-name="Internet_20_link" text:visited-style-name="Visited_20_Internet_20_Link"><text:span text:style-name="T8">http://docs.sequelizejs.com/manual/tutorial/models-definition.html#database-synchronization</text:span></text:a></text:p>
            </text:list-item>
          </text:list>
        </text:list-item>
      </text:list>
      <text:p text:style-name="P137"/>
      <text:p text:style-name="P139">Ahora vamos a usar un paquete que nos permite imprimir mensajes de logs si tenemos una variable de entorno seteada. Para instalar usamos el comando :</text:p>
      <text:p text:style-name="P139"/>
      <text:p text:style-name="P162">npm i debug –save</text:p>
      <text:p text:style-name="P163"/>
      <text:p text:style-name="P140"/>
      <text:p text:style-name="P140">Ahora podemos incluir el siguiente atributo para poder mostrar los logs mediante la funcion que nos entregara debug.</text:p>
      <text:p text:style-name="P140"/>
      <text:p text:style-name="P113"><text:span text:style-name="T43">const</text:span><text:span text:style-name="T5"> debug </text:span><text:span text:style-name="T43">=</text:span><text:span text:style-name="T5"> </text:span><text:span text:style-name="T66">require</text:span><text:span text:style-name="T5">(</text:span><text:span text:style-name="T54">'</text:span><text:span text:style-name="T60">debug</text:span><text:span text:style-name="T54">'</text:span><text:span text:style-name="T5">)(</text:span><text:span text:style-name="T54">'</text:span><text:span text:style-name="T60">platziverse:db:setup</text:span><text:span text:style-name="T54">'</text:span><text:span text:style-name="T5">)</text:span></text:p>
      <text:p text:style-name="P140"/>
      <text:p text:style-name="P113"><text:span text:style-name="T36">logging</text:span><text:span text:style-name="T43">:</text:span><text:span text:style-name="T5"> </text:span><text:span text:style-name="T74">s</text:span><text:span text:style-name="T5"> </text:span><text:span text:style-name="T43">=&gt;</text:span><text:span text:style-name="T5"> </text:span><text:span text:style-name="T36">debug</text:span><text:span text:style-name="T5">(s),</text:span></text:p>
      <text:p text:style-name="P140"/>
      <text:list xml:id="list5524357485347736740" text:style-name="L17">
        <text:list-item>
          <text:p text:style-name="P141">Con esto ya creamos un reporte de logs de nuestra base de datos facilmente.</text:p>
        </text:list-item>
      </text:list>
      <text:p text:style-name="P142"/>
      <text:p text:style-name="P142">Ahora tenemos que manejar los errores de la conexión y ademas tendremos que crear el script en el package.json para poder correr este archivo y que se ejecute para configurar la base de datos.</text:p>
      <text:p text:style-name="P142"/>
      <text:p text:style-name="P114"><text:span text:style-name="T43">await</text:span><text:span text:style-name="T5"> </text:span><text:span text:style-name="T36">db</text:span><text:span text:style-name="T5">(config).</text:span><text:span text:style-name="T36">catch</text:span><text:span text:style-name="T5">(handleFatalError)</text:span></text:p>
      <text:p text:style-name="P108"/>
      <text:p text:style-name="P109"><text:span text:style-name="T67">console</text:span>.<text:span text:style-name="T65">log</text:span>(<text:span text:style-name="T53">'</text:span><text:span text:style-name="T59">Success</text:span><text:span text:style-name="T53">'</text:span>)</text:p>
      <text:p text:style-name="P109"><text:span text:style-name="T52">process</text:span>.<text:span text:style-name="T65">exit</text:span>(<text:span text:style-name="T52">0</text:span>)</text:p>
      <text:p text:style-name="P109">}</text:p>
      <text:p text:style-name="P118">// En esta funcion capturamos el error y imprimimos el stack y luego matamos el proceso con codigo 1</text:p>
      <text:p text:style-name="P109"><text:span text:style-name="T40">function</text:span> <text:span text:style-name="T34">handleFatalError</text:span> (<text:span text:style-name="T73">err</text:span>) {</text:p>
      <text:p text:style-name="P109"><text:span text:style-name="T67">console</text:span>.<text:span text:style-name="T65">error</text:span>(err.message)</text:p>
      <text:p text:style-name="P109"><text:span text:style-name="T67">console</text:span>.<text:span text:style-name="T65">error</text:span>(err.stack)</text:p>
      <text:p text:style-name="P109"><text:span text:style-name="T52">process</text:span>.<text:span text:style-name="T65">exit</text:span>(<text:span text:style-name="T52">1</text:span>)</text:p>
      <text:p text:style-name="P109">}</text:p>
      <text:p text:style-name="P142"/>
      <text:list xml:id="list3096528008196010747" text:style-name="L18">
        <text:list-item>
          <text:p text:style-name="P143">Capturamos y pasamos error a la funcion handleFatalError. </text:p>
        </text:list-item>
        <text:list-item>
          <text:p text:style-name="P143">Este nos imprime los errores y ademas finaliza el proceso con codigo de salida 1. </text:p>
        </text:list-item>
        <text:list-item>
          <text:p text:style-name="P143">SI no existen errores el codigo continua debajo del await, imprime success y luego da éxito en 0.</text:p>
        </text:list-item>
      </text:list>
      <text:p text:style-name="P144"/>
      <text:p text:style-name="P145">Ahora veamos el comando que creamos para correr este setup de la base de datos.</text:p>
      <text:p text:style-name="P145"/>
      <text:p text:style-name="P115"><text:span text:style-name="T76">"</text:span><text:span text:style-name="T66">setup</text:span><text:span text:style-name="T76">"</text:span><text:span text:style-name="T43">:</text:span><text:span text:style-name="T5"> </text:span><text:span text:style-name="T54">"</text:span><text:span text:style-name="T60">DEBUG=platziverse:* node setup.js</text:span><text:span text:style-name="T54">"</text:span></text:p>
      <text:list xml:id="list6002926819840670024" text:style-name="L19">
        <text:list-item>
          <text:p text:style-name="P176"><text:span text:style-name="T5">Este crea la variable DEBUG y le decimos que nos muestre todos los mensajes de </text:span><text:soft-page-break/><text:span text:style-name="T5">error del proyecto de platziverse.</text:span></text:p>
        </text:list-item>
        <text:list-item>
          <text:p text:style-name="P146">Luego le decimos que ejecute el script de setup que acabamos de crear.</text:p>
        </text:list-item>
      </text:list>
      <text:p text:style-name="P145"/>
      <text:p text:style-name="P145"/>
      <text:p text:style-name="P79"><text:span text:style-name="T5">Ahora como vemos siempre nos va a eliminar la base de datos cada vez que ejecutemos el comando de </text:span><text:span text:style-name="T2">setup</text:span><text:span text:style-name="T5">, para esto vamos <text:s/>a hacer una advertencia que nos indique si queremos eliminar realmente la base de datos.</text:span></text:p>
      <text:p text:style-name="P147"/>
      <text:p text:style-name="P147"/>
      <text:p text:style-name="P147"/>
      <text:p text:style-name="P147"/>
      <text:p text:style-name="P147"/>
      <text:p text:style-name="P147"/>
      <text:p text:style-name="P192">Creando una advertencia sobre el borrado de base de datos</text:p>
      <text:p text:style-name="P192"/>
      <text:p text:style-name="P79"><text:span text:style-name="T5">Despues de haber creado el </text:span><text:span text:style-name="T2">script</text:span><text:span text:style-name="T5">, cada vez que lo ejecutamos vamos a borrar la base de datos. Como esto puede ser peligroso vamos a preguntarle al usuario si esta seguro de esto. Vamos a crear un </text:span><text:span text:style-name="T2">prompt</text:span><text:span text:style-name="T5"> que haga una confirmacion de ejecucion del script de inicializacion.</text:span></text:p>
      <text:p text:style-name="P147"/>
      <text:p text:style-name="P80"><text:span text:style-name="T5">Cuando hay un error, como por ejemplo pasar mal la contrasena, no deberia permitirnos avanzar con el script. Hay una parte de la configuracion de </text:span><text:span text:style-name="T7">PostgreSQL</text:span><text:span text:style-name="T5"> en la que por defecto tiene unos parametros </text:span><text:span text:style-name="T2">trust</text:span><text:span text:style-name="T5">, que permiten autenticacion sin password. Es importante que tengas en cuenta esto y hagas el ajuste.</text:span></text:p>
      <text:p text:style-name="P148"/>
      <text:p text:style-name="P148"/>
      <text:p text:style-name="P148">Vamos a utilizar dos dependencias, inquirer y chalk. </text:p>
      <text:list xml:id="list4037917690530964235" text:style-name="L20">
        <text:list-item>
          <text:p text:style-name="P181"><text:span text:style-name="T5">Inquirer</text:span><text:span text:style-name="T8">: nos permite crear confirmaciones prompt o de consola con multiples opciones. Este nos viene muy util para darle una confirmacion a nuestro script de setup para que no nos borre la base de datos.</text:span></text:p>
        </text:list-item>
        <text:list-item>
          <text:p text:style-name="P181"><text:span text:style-name="T5">Chalk</text:span><text:span text:style-name="T8">: Este nos permite agregarle un poco de estetica a nuestra salida de STDOUT de la terminal de comandos. Solo es cuestion para darle colores a nuestra terminal.</text:span></text:p>
        </text:list-item>
      </text:list>
      <text:p text:style-name="P148"/>
      <text:p text:style-name="P56"><text:span text:style-name="T8">Ahora veamos como </text:span><text:span text:style-name="T13">implementamos la solucion para este problema.</text:span></text:p>
      <text:p text:style-name="P149"/>
      <text:list xml:id="list4367206196008217816" text:style-name="L21">
        <text:list-item>
          <text:p text:style-name="P150">Primero requerimos los modulos que acabamos de descargar.</text:p>
        </text:list-item>
        <text:list-item>
          <text:p text:style-name="P150">Luego antes de empezar a manejar el inquirer, tenemos que crear una instancia de un prompt, de esta manera:</text:p>
          <text:list>
            <text:list-item>
              <text:p text:style-name="P119"><text:span text:style-name="T44">const</text:span><text:span text:style-name="T29"> prompt </text:span><text:span text:style-name="T44">=</text:span><text:span text:style-name="T29"> inquirer.</text:span><text:span text:style-name="T37">createPromptModule</text:span><text:span text:style-name="T29">()</text:span></text:p>
            </text:list-item>
          </text:list>
        </text:list-item>
        <text:list-item>
          <text:p text:style-name="P150">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196"><text:span text:style-name="T46">const</text:span><text:span text:style-name="T51"> answer </text:span><text:span text:style-name="T46">=</text:span><text:span text:style-name="T51"> </text:span><text:span text:style-name="T46">await</text:span><text:span text:style-name="T51"> </text:span><text:span text:style-name="T39">prompt</text:span><text:span text:style-name="T51">([</text:span></text:p>
          <text:p text:style-name="P197">{</text:p>
          <text:p text:style-name="P196"><text:span text:style-name="T50">type</text:span><text:span text:style-name="T47">:</text:span><text:span text:style-name="T50"> </text:span><text:span text:style-name="T55">'</text:span><text:span text:style-name="T61">confirm</text:span><text:span text:style-name="T55">'</text:span><text:span text:style-name="T50">,</text:span></text:p>
          <text:p text:style-name="P196"><text:span text:style-name="T50">name</text:span><text:span text:style-name="T47">:</text:span><text:span text:style-name="T50"> </text:span><text:span text:style-name="T55">'</text:span><text:span text:style-name="T61">setup</text:span><text:span text:style-name="T55">'</text:span><text:span text:style-name="T50">,</text:span></text:p>
          <text:p text:style-name="P196"><text:span text:style-name="T50">message</text:span><text:span text:style-name="T47">:</text:span><text:span text:style-name="T50"> </text:span><text:span text:style-name="T55">'</text:span><text:span text:style-name="T61">This will destroy your database, are you sure?</text:span><text:span text:style-name="T55">'</text:span></text:p>
          <text:p text:style-name="P197">}</text:p>
        </text:list-item>
        <text:list-item>
          <text:p text:style-name="P150">Luego evaluamos la respuesta, si esta es falsa, no hara nada, de ser lo contrario este seguira con el flujo del codigo y destruira la base de datos y la configurara de nuevo.</text:p>
          <text:p text:style-name="P119"><text:soft-page-break/><text:span text:style-name="T44">if</text:span><text:span text:style-name="T29"> (</text:span><text:span text:style-name="T44">!</text:span><text:span text:style-name="T29">answer.setup) </text:span><text:span text:style-name="T44">return</text:span><text:span text:style-name="T29"> </text:span><text:span text:style-name="T68">console</text:span><text:span text:style-name="T29">.</text:span><text:span text:style-name="T70">log</text:span><text:span text:style-name="T29">(</text:span><text:span text:style-name="T56">'</text:span><text:span text:style-name="T62">Nothing happened :)</text:span><text:span text:style-name="T56">'</text:span><text:span text:style-name="T29">)</text:span></text:p>
        </text:list-item>
      </text:list>
      <text:p text:style-name="P151"/>
      <text:p text:style-name="P151"/>
      <text:p text:style-name="P152">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152"/>
      <text:p text:style-name="P164">DB_PASS=’foo’ npm run setup.js</text:p>
      <text:p text:style-name="P164"/>
      <text:list xml:id="list6211536662463385637" text:style-name="L22">
        <text:list-item>
          <text:p text:style-name="P198"><text:span text:style-name="T20">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18">pg_hba.conf</text:span><text:span text:style-name="T20"> y lo vamos a abrir con un editor de texto.</text:span></text:p>
          <text:list>
            <text:list-item>
              <text:p text:style-name="P153">Lo que tenemos que hacer es cambiar los valores trust por password para que este nos pida password cada vez que nos intentemos logear como un usuario a la base de datos.</text:p>
            </text:list-item>
          </text:list>
        </text:list-item>
      </text:list>
      <text:p text:style-name="P154"/>
      <text:p text:style-name="P154">Ahora vamos a implementar el modulo de chalk:</text:p>
      <text:list xml:id="list1965071406530252167" text:style-name="L23">
        <text:list-item>
          <text:p text:style-name="P199"><text:span text:style-name="T20">En lugar de imprimir el error </text:span><text:span text:style-name="T21">tan simple como lo hemos estado haciendo, ahora vamos a cambiarle el codigo por lo siguiente:</text:span></text:p>
        </text:list-item>
        <text:list-item>
          <text:p text:style-name="P120"><text:span text:style-name="T69">console</text:span><text:span text:style-name="T30">.</text:span><text:span text:style-name="T71">error</text:span><text:span text:style-name="T30">(</text:span><text:span text:style-name="T63">`</text:span><text:span text:style-name="T45">${</text:span><text:span text:style-name="T30">chalk.</text:span><text:span text:style-name="T38">red</text:span><text:span text:style-name="T30">(</text:span><text:span text:style-name="T57">'</text:span><text:span text:style-name="T63">[faltal error]</text:span><text:span text:style-name="T57">'</text:span><text:span text:style-name="T30">)</text:span><text:span text:style-name="T45">}</text:span><text:span text:style-name="T63"> </text:span><text:span text:style-name="T45">${</text:span><text:span text:style-name="T30">err</text:span><text:span text:style-name="T63">.</text:span><text:span text:style-name="T30">message</text:span><text:span text:style-name="T45">}</text:span><text:span text:style-name="T63">`</text:span><text:span text:style-name="T30">)</text:span></text:p>
          <text:list>
            <text:list-item>
              <text:p text:style-name="P155">Le decimos que imprima un mensaje de color rojo que diga fatal error y ademas que contenga el mensaje que nos manda el script.</text:p>
            </text:list-item>
          </text:list>
        </text:list-item>
      </text:list>
      <text:p text:style-name="P156"/>
      <text:p text:style-name="P100"><text:a xlink:type="simple" xlink:href="https://www.npmjs.com/package/inquirer" text:style-name="Internet_20_link" text:visited-style-name="Visited_20_Internet_20_Link"><text:span text:style-name="T20">https://www.npmjs.com/package/inquirer</text:span></text:a></text:p>
      <text:p text:style-name="P100"><text:a xlink:type="simple" xlink:href="https://www.npmjs.com/package/chalk" text:style-name="Internet_20_link" text:visited-style-name="Visited_20_Internet_20_Link"><text:span text:style-name="T20">https://www.npmjs.com/package/chalk</text:span></text:a></text:p>
      <text:p text:style-name="P101"><text:a xlink:type="simple" xlink:href="https://www.npmjs.com/package/debug" text:style-name="Internet_20_link" text:visited-style-name="Visited_20_Internet_20_Link"><text:span text:style-name="T20">https://www.npmjs.com/package/debug</text:span></text:a></text:p>
      <text:p text:style-name="P157"/>
      <text:p text:style-name="P157"/>
      <text:p text:style-name="P157"/>
      <text:p text:style-name="P157"/>
      <text:p text:style-name="P157"/>
      <text:p text:style-name="P157"/>
      <text:p text:style-name="P193">Introduccion a pruebas unitarias con Ava.js </text:p>
      <text:p text:style-name="P193"/>
      <text:p text:style-name="P57"><text:span text:style-name="T5">Ava.js </text:span><text:span text:style-name="T8">es un test runner que permite definir cada uno de los test de nuestra app y soporta </text:span><text:span text:style-name="T5">ECMAScript 2016</text:span><text:span text:style-name="T8">.</text:span></text:p>
      <text:p text:style-name="P157"/>
      <text:p text:style-name="P58"><text:a xlink:type="simple" xlink:href="https://github.com/avajs/ava-docs/tree/master/es_ES" text:style-name="Internet_20_link" text:visited-style-name="Visited_20_Internet_20_Link"><text:span text:style-name="T8">https://github.com/avajs/ava-docs/tree/master/es_ES</text:span></text:a></text:p>
      <text:p text:style-name="P158"/>
      <text:p text:style-name="P158">Aqui tenemos la documentacion de AVA en espaniol para mas facilidad. </text:p>
      <text:p text:style-name="P158"/>
      <text:p text:style-name="P158">En las siguientes clases iremos creando la API que expondremos a los usuarios para que puedan consumir los datos de la base de datos sin necesidad de que sepan de donde vienen, pero primero vamos a probrar estos como buena practica.</text:p>
      <text:p text:style-name="P158"/>
      <text:p text:style-name="P159">Vamos a instalar el test-runner de AVA:</text:p>
      <text:p text:style-name="P159"/>
      <text:p text:style-name="P165">npm install –save-dev ava</text:p>
      <text:p text:style-name="P165"/>
      <text:p text:style-name="P159"/>
      <text:p text:style-name="P159"><text:soft-page-break/></text:p>
      <text:p text:style-name="P160">Corremos los test con el comando que vamos a crear en el package.json:</text:p>
      <text:p text:style-name="P160"/>
      <text:p text:style-name="P117"><text:span text:style-name="T76">"</text:span><text:span text:style-name="T66">test</text:span><text:span text:style-name="T76">"</text:span><text:span text:style-name="T43">:</text:span><text:span text:style-name="T5"> </text:span><text:span text:style-name="T54">"</text:span><text:span text:style-name="T60">DEBUG=platziverse:* ava test/ --verbose</text:span><text:span text:style-name="T54">"</text:span></text:p>
      <text:p text:style-name="P92"/>
      <text:p text:style-name="P160"/>
      <text:p text:style-name="P161">Teniendo la documentacion sabemos como crear un test con AVA, ahora miremos una asercion no comun:</text:p>
      <text:p text:style-name="P161"/>
      <text:p text:style-name="P116"><text:span text:style-name="T36">test</text:span><text:span text:style-name="T5">(</text:span><text:span text:style-name="T54">'</text:span><text:span text:style-name="T60">Agent</text:span><text:span text:style-name="T54">'</text:span><text:span text:style-name="T5">, </text:span><text:span text:style-name="T74">t</text:span><text:span text:style-name="T5"> </text:span><text:span text:style-name="T43">=&gt;</text:span><text:span text:style-name="T5"> {</text:span></text:p>
      <text:p text:style-name="P109">t.<text:span text:style-name="T34">truthy</text:span>(db.Agent, <text:span text:style-name="T53">'</text:span><text:span text:style-name="T59">Agent service should exist</text:span><text:span text:style-name="T53">'</text:span>)</text:p>
      <text:p text:style-name="P109">})</text:p>
      <text:p text:style-name="P161"/>
      <text:p text:style-name="P161">Este nos comprueba que el valor que nos devuelve el objeto tiene algo, que no nos devuelva un falcy value. </text:p>
      <text:p text:style-name="P161"/>
      <text:p text:style-name="P161">Recordemos que usamos HOOKS, que son funciones que podemos ejecutar antes, despues o siempre de una prueba. Estos son unicos de las pruebas. Las usamos para crear conexión a la base de datos de prueba antes de que haga el test AVA.</text:p>
      <text:p text:style-name="P161"/>
      <text:p text:style-name="P81"><text:span text:style-name="T5">Como no queremos conectarnos a nuestra base de datos real, vamos a usar una configuracion de prueba y para esto nos vamos a apoyar de un modulo llamado </text:span><text:span text:style-name="T7">default</text:span><text:span text:style-name="T5">.</text:span></text:p>
      <text:p text:style-name="P161"/>
      <text:p text:style-name="P166">Npm i –save defaults</text:p>
      <text:p text:style-name="P161"/>
      <text:p text:style-name="P95">Este nos permite setearle a nuestro archivo de configuracion unas configuraciones por default en las cuales nos vamos a conectar a sqlite, tambien vamos a definir un pool de conexiones y demas.</text:p>
      <text:p text:style-name="P95"/>
      <text:p text:style-name="P111">config <text:span text:style-name="T40">=</text:span> <text:span text:style-name="T34">defaults</text:span>(config, {</text:p>
      <text:p text:style-name="P109">dialect<text:span text:style-name="T40">:</text:span> <text:span text:style-name="T53">'</text:span><text:span text:style-name="T59">sqlite</text:span><text:span text:style-name="T53">'</text:span>,</text:p>
      <text:p text:style-name="P109">pool<text:span text:style-name="T40">:</text:span> {</text:p>
      <text:p text:style-name="P109">max<text:span text:style-name="T40">:</text:span> <text:span text:style-name="T52">10</text:span>,</text:p>
      <text:p text:style-name="P109">min<text:span text:style-name="T40">:</text:span> <text:span text:style-name="T52">0</text:span>,</text:p>
      <text:p text:style-name="P109">idle<text:span text:style-name="T40">:</text:span> <text:span text:style-name="T52">10000</text:span></text:p>
      <text:p text:style-name="P109">},</text:p>
      <text:p text:style-name="P109">query<text:span text:style-name="T40">:</text:span> {</text:p>
      <text:p text:style-name="P109">raw<text:span text:style-name="T40">:</text:span> <text:span text:style-name="T52">true</text:span></text:p>
      <text:p text:style-name="P109">}</text:p>
      <text:p text:style-name="P109">})</text:p>
      <text:p text:style-name="P95"/>
      <text:p text:style-name="P96">Luego de esto ya podemos definir nuestra prueba y correr los test. Un aspecto importante es que usamos sqlite para probrar sobre ella. Para instalarla corremos el siguiente comando:</text:p>
      <text:p text:style-name="P96"/>
      <text:p text:style-name="P86">npm i sqlite3 –save-dev</text:p>
      <text:p text:style-name="P86"/>
      <text:p text:style-name="P90">y listo todo deberia estar funcionando. En el siguiente video vamos a ver los mocks and stubs para crear archivos ficticios para poder probrar sobre ellos y no sobre los reales.</text:p>
      <text:p text:style-name="P90"/>
      <text:p text:style-name="P194"><text:soft-page-break/>Introduccion a code coverage con nyc</text:p>
      <text:p text:style-name="P194"/>
      <text:p text:style-name="P182">Test coverage<text:span text:style-name="T14">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182"><text:span text:style-name="T14"/></text:p>
      <text:p text:style-name="P182"><text:span text:style-name="T14">Lo ideal es mantener el codigo al 100%.</text:span></text:p>
      <text:p text:style-name="P182"><text:span text:style-name="T14"/></text:p>
      <text:p text:style-name="P182"><text:span text:style-name="T14">vamos a instalar </text:span>nyc <text:span text:style-name="T14">que es un wrapper del modulo </text:span>Stanbul<text:span text:style-name="T14">, </text:span>nyc<text:span text:style-name="T14"> nos permite usar Stanbul de una forma mas facil y sencilla. </text:span></text:p>
      <text:p text:style-name="P182"><text:span text:style-name="T14"/></text:p>
      <text:p text:style-name="P182">Npm i –save-dev nyc</text:p>
      <text:p text:style-name="P182"><text:span text:style-name="T14"/></text:p>
      <text:p text:style-name="P182"><text:span text:style-name="T14">Luego de tenerlo instalado tenemos que modificar nuestro script con el que corremos los test:</text:span></text:p>
      <text:p text:style-name="P182"><text:span text:style-name="T14"/></text:p>
      <text:p text:style-name="P121"><text:span text:style-name="T77">"</text:span><text:span text:style-name="T72">test</text:span><text:span text:style-name="T77">"</text:span><text:span text:style-name="T41">:</text:span><text:span text:style-name="T48"> </text:span><text:span text:style-name="T58">"</text:span><text:span text:style-name="T64">DEBUG=platziverse:* nyc ava test/ --verbose</text:span><text:span text:style-name="T58">"</text:span></text:p>
      <text:p text:style-name="P182"><text:span text:style-name="T14"/></text:p>
      <text:list xml:id="list6635932251484681561" text:style-name="L25">
        <text:list-item>
          <text:p text:style-name="P187">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187">Estos reportes que nos genera estan en JSON, pero si queremos podemos generarlo en codigo HTML.</text:p>
          <text:list>
            <text:list-item>
              <text:p text:style-name="P122"><text:span text:style-name="T75">"</text:span><text:span text:style-name="T65">test</text:span><text:span text:style-name="T75">"</text:span><text:span text:style-name="T40">:</text:span> <text:span text:style-name="T53">"</text:span><text:span text:style-name="T59">DEBUG=platziverse:* nyc --reporter=lcov ava test/ --verbose</text:span><text:span text:style-name="T53">"</text:span></text:p>
            </text:list-item>
          </text:list>
        </text:list-item>
        <text:list-item>
          <text:p text:style-name="P187">Este nos va a generar una carpeta coverage y dentro de ella nos da una carpeta llamada lcov-reports donde esta un archivo <text:span text:style-name="T1">index.js</text:span> con una mejor estructura y mas facil de leer el reporte.</text:p>
        </text:list-item>
      </text:list>
      <text:p text:style-name="P88"/>
      <text:p text:style-name="P188">Tener un porcentaje del 100% no nos garantiza tener un buen set de pruebas ya que siempre intentamos probrar <text:span text:style-name="T2">HAPPY PATHS</text:span><text:span text:style-name="T5">, es decir siempre probamos cosas que sabemos que van a pasar, pero debemos probrar </text:span><text:span text:style-name="T2">UNHAPPY PATHS</text:span><text:span text:style-name="T5"> para saber como se comportan los errores, las excepciones y demas.</text:span></text:p>
      <text:p text:style-name="P188"><text:span text:style-name="T5"/></text:p>
      <text:p text:style-name="P189"><text:a xlink:type="simple" xlink:href="https://www.npmjs.com/package/nyc" text:style-name="Internet_20_link" text:visited-style-name="Visited_20_Internet_20_Link"><text:span text:style-name="T5">https://www.npmjs.com/package/nyc</text:span></text:a></text:p>
      <text:p text:style-name="P189"><text:span text:style-name="T5"/></text:p>
      <text:p text:style-name="P189"><text:span text:style-name="T5"/></text:p>
      <text:p text:style-name="P189"><text:span text:style-name="T5"/></text:p>
      <text:p text:style-name="P189"><text:span text:style-name="T5"/></text:p>
      <text:p text:style-name="P189"><text:span text:style-name="T5"/></text:p>
      <text:p text:style-name="P189"><text:span text:style-name="T5"/></text:p>
      <text:p text:style-name="P195"><text:span text:style-name="T5">Como hacer Mocks y Stubs con Sinon</text:span></text:p>
      <text:p text:style-name="P195"><text:span text:style-name="T5"/></text:p>
      <text:p text:style-name="P177"><text:span text:style-name="T5">Vamos a crear unos servicios que van a utilizar unos modelos, y estos son los que se van a conectar a la base de datos. </text:span><text:span text:style-name="T7">Sequelize</text:span><text:span text:style-name="T5"> se encarga de probar los modelos.</text:span></text:p>
      <text:p text:style-name="P177"><text:span text:style-name="T5"/></text:p>
      <text:p text:style-name="P177"><text:span text:style-name="T5">Vamos a crear estos microservicios para que prueben los modelos pero sin que estos se conecten a la base de datos real, esto lo hacemos gracias a los </text:span><text:span text:style-name="T7">Stubs</text:span><text:span text:style-name="T5">, estos son objetos que tienen un comportamiento similar a los reales pero que usamos en un entorno de pruebas.</text:span></text:p>
      <text:p text:style-name="P177"><text:span text:style-name="T5"/></text:p>
      <text:p text:style-name="P177"><text:soft-page-break/><text:span text:style-name="T5">Podemos crear </text:span><text:span text:style-name="T7">Stubs </text:span><text:span text:style-name="T5">manualmente o con ayuda de librerias, en este caso vamos a usar una librería llamada </text:span><text:span text:style-name="T7">SINON. </text:span></text:p>
      <text:p text:style-name="P177"><text:span text:style-name="T7"/></text:p>
      <text:p text:style-name="P177"><text:span text:style-name="T7">Npm install –save-dev sinon </text:span></text:p>
      <text:p text:style-name="P177"><text:span text:style-name="T7"/></text:p>
      <text:p text:style-name="P177"><text:span text:style-name="T5">Tenemos que tener en cuenta que nosotros no tenemos acceso a los modelos, estos solo estan siendo accedidos por nuestro archivo de </text:span><text:span text:style-name="T7">index.js</text:span><text:span text:style-name="T5">, pero entonces nosotros como hacemos para poder usar estos modelos en los </text:span><text:span text:style-name="T7">Stubs?…</text:span><text:span text:style-name="T5"> Para esto vamos a usar una librería llamada </text:span><text:span text:style-name="T7">Proxy-quire</text:span><text:span text:style-name="T5">, esta nos permite hacer proxys a requires de nuestra aplicación y nos permite usar estos require en nuestro </text:span><text:span text:style-name="T7">Stubs</text:span><text:span text:style-name="T5">. Con este comando lo instalamos:</text:span></text:p>
      <text:p text:style-name="P177"><text:span text:style-name="T5"/></text:p>
      <text:p text:style-name="P183"><text:span text:style-name="T5">npm i –save-dev proxyquire</text:span></text:p>
      <text:p text:style-name="P183"><text:span text:style-name="T8"/></text:p>
      <text:p text:style-name="P200">Vamos a crear un objeto <text:span text:style-name="T1">Stub </text:span><text:span text:style-name="T14">normal de JS, y estos seran las funciones que llamamos en nuestro archivo </text:span><text:span text:style-name="T1">index.js</text:span><text:span text:style-name="T14">, son la funciones hasMany y belongsTo, pero con estas funciones usaremos proxyquire para que cuando nuestro archivo </text:span><text:span text:style-name="T1">index.js</text:span><text:span text:style-name="T14"> require las rutas de los modelos no requiera las verdaderas si no que nos entregue un objeto o una funcion “vacia”.</text:span></text:p>
      <text:p text:style-name="P200"><text:span text:style-name="T14"/></text:p>
      <text:p text:style-name="P200"><draw:frame draw:style-name="fr1" draw:name="Imagen1" text:anchor-type="paragraph" svg:width="17.45cm" svg:height="9.37cm" draw:z-index="0"><draw:image xlink:href="Pictures/1000000000000396000001ED11F2CA41B9A68A12.png" xlink:type="simple" xlink:show="embed" xlink:actuate="onLoad"/></draw:frame><text:span text:style-name="T14"/></text:p>
      <text:list xml:id="list260612137712984450" text:style-name="L26">
        <text:list-item>
          <text:p text:style-name="P133">Esta funcion Spy nos permite saber cuantas veces hemos llamado al metodo y con que parametros.</text:p>
        </text:list-item>
        <text:list-item>
          <text:p text:style-name="P133">Luego cuando hacemos la conexión con nuestros modelos ya lo que vamos a hacer es usar proxyquire y decirle las rutas de requires que tenemos definidos en el archivo index.js que las cambie por estas funciones.</text:p>
        </text:list-item>
      </text:list>
      <text:p text:style-name="P61"/>
      <text:p text:style-name="P61"/>
      <text:p text:style-name="P61">Ahora tenemos que crear sandbox, estos nos permiten crear nuevos contextos de los stubs para cada uno de los test. Y ademas creamos otro test que nos confirme que este si fue llamado. </text:p>
      <text:p text:style-name="P61"/>
      <text:p text:style-name="P61"><draw:frame draw:style-name="fr2" draw:name="Imagen2" text:anchor-type="paragraph" svg:width="19.5cm" svg:height="2.348cm" draw:z-index="1"><draw:image xlink:href="Pictures/10000000000003AA000000717A3007F75BD2EB51.png" xlink:type="simple" xlink:show="embed" xlink:actuate="onLoad"/></draw:frame><text:soft-page-break/></text:p>
      <text:list xml:id="list8302574578321594386" text:style-name="L27">
        <text:list-item>
          <text:p text:style-name="P134">La propiedad <text:span text:style-name="T1">called</text:span>, es parte de Sinon. Existen mas propiedades, como para probar que fue llamada solo una vez, o que fue llamada con tales parametros.</text:p>
        </text:list-item>
      </text:list>
      <text:p text:style-name="P61"/>
      <text:p text:style-name="P61"/>
      <text:p text:style-name="P61">Listo, como en el index.js donde tenemos la configuracion, tenemos que al metodo hasMany y belongsTo le pasamos argumentos vamos a hacer uso de la propiedad que nos entrega Sinon para verificar con que parametro fueron llamados:</text:p>
      <text:p text:style-name="P61"/>
      <text:p text:style-name="P61"><draw:frame draw:style-name="fr1" draw:name="Imagen3" text:anchor-type="paragraph" svg:width="18.256cm" svg:height="3.281cm" draw:z-index="2"><draw:image xlink:href="Pictures/10000000000002B20000007CA7E6BD717A66D321.png" xlink:type="simple" xlink:show="embed" xlink:actuate="onLoad"/></draw:frame></text:p>
      <text:list xml:id="list3175175749162185934" text:style-name="L28">
        <text:list-item>
          <text:p text:style-name="P135">Le pasamos por parametro a la funcion el parametro con el que tiene que ser llamada y luego el mensaje de salida.</text:p>
        </text:list-item>
      </text:list>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5T12:32:43.146036562</dc:date>
    <meta:editing-duration>PT5H21M44S</meta:editing-duration>
    <meta:editing-cycles>16</meta:editing-cycles>
    <meta:generator>LibreOffice/5.1.6.2$Linux_X86_64 LibreOffice_project/10m0$Build-2</meta:generator>
    <meta:document-statistic meta:table-count="0" meta:image-count="3" meta:object-count="0" meta:page-count="17" meta:paragraph-count="331" meta:word-count="4721" meta:character-count="28422" meta:non-whitespace-character-count="24092"/>
  </office:meta>
</office:document-meta>
</file>